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background-color="#ffff0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9" style:family="table-cell">
      <style:table-cell-properties style:vertical-align="top" fo:background-color="#ffff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1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11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D11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3.252cm" fo:margin-left="1cm" table:align="left" style:shadow="none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N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N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padding="0cm" fo:border="none" style:writing-mode="lr-tb"/>
    </style:style>
    <style:style style:name="Table7.J2" style:family="table-cell">
      <style:table-cell-properties style:vertical-align="bottom" fo:padding="0cm" fo:border="none" style:writing-mode="lr-tb"/>
    </style:style>
    <style:style style:name="Table7.K2" style:family="table-cell">
      <style:table-cell-properties style:vertical-align="bottom" fo:padding="0cm" fo:border="none" style:writing-mode="lr-tb"/>
    </style:style>
    <style:style style:name="Table7.L2" style:family="table-cell">
      <style:table-cell-properties style:vertical-align="bottom" fo:padding="0cm" fo:border="none" style:writing-mode="lr-tb"/>
    </style:style>
    <style:style style:name="Table7.M2" style:family="table-cell">
      <style:table-cell-properties style:vertical-align="bottom" fo:padding="0cm" fo:border="none" style:writing-mode="lr-tb"/>
    </style:style>
    <style:style style:name="Table7.N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I3" style:family="table-cell">
      <style:table-cell-properties style:vertical-align="bottom" fo:padding="0cm" fo:border="none" style:writing-mode="lr-tb"/>
    </style:style>
    <style:style style:name="Table7.J3" style:family="table-cell">
      <style:table-cell-properties style:vertical-align="bottom" fo:padding="0cm" fo:border="none" style:writing-mode="lr-tb"/>
    </style:style>
    <style:style style:name="Table7.K3" style:family="table-cell">
      <style:table-cell-properties style:vertical-align="bottom" fo:padding="0cm" fo:border="none" style:writing-mode="lr-tb"/>
    </style:style>
    <style:style style:name="Table7.L3" style:family="table-cell">
      <style:table-cell-properties style:vertical-align="bottom" fo:padding="0cm" fo:border="none" style:writing-mode="lr-tb"/>
    </style:style>
    <style:style style:name="Table7.M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I4" style:family="table-cell">
      <style:table-cell-properties style:vertical-align="bottom" fo:padding="0cm" fo:border="none" style:writing-mode="lr-tb"/>
    </style:style>
    <style:style style:name="Table7.J4" style:family="table-cell">
      <style:table-cell-properties style:vertical-align="bottom" fo:padding="0cm" fo:border="none" style:writing-mode="lr-tb"/>
    </style:style>
    <style:style style:name="Table7.K4" style:family="table-cell">
      <style:table-cell-properties style:vertical-align="bottom" fo:padding="0cm" fo:border="none" style:writing-mode="lr-tb"/>
    </style:style>
    <style:style style:name="Table7.L4" style:family="table-cell">
      <style:table-cell-properties style:vertical-align="bottom" fo:padding="0cm" fo:border="none" style:writing-mode="lr-tb"/>
    </style:style>
    <style:style style:name="Table7.M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I5" style:family="table-cell">
      <style:table-cell-properties style:vertical-align="bottom" fo:padding="0cm" fo:border="none" style:writing-mode="lr-tb"/>
    </style:style>
    <style:style style:name="Table7.J5" style:family="table-cell">
      <style:table-cell-properties style:vertical-align="bottom" fo:padding="0cm" fo:border="none" style:writing-mode="lr-tb"/>
    </style:style>
    <style:style style:name="Table7.K5" style:family="table-cell">
      <style:table-cell-properties style:vertical-align="bottom" fo:padding="0cm" fo:border="none" style:writing-mode="lr-tb"/>
    </style:style>
    <style:style style:name="Table7.L5" style:family="table-cell">
      <style:table-cell-properties style:vertical-align="bottom" fo:padding="0cm" fo:border="none" style:writing-mode="lr-tb"/>
    </style:style>
    <style:style style:name="Table7.M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I6" style:family="table-cell">
      <style:table-cell-properties style:vertical-align="bottom" fo:padding="0cm" fo:border="none" style:writing-mode="lr-tb"/>
    </style:style>
    <style:style style:name="Table7.J6" style:family="table-cell">
      <style:table-cell-properties style:vertical-align="bottom" fo:padding="0cm" fo:border="none" style:writing-mode="lr-tb"/>
    </style:style>
    <style:style style:name="Table7.K6" style:family="table-cell">
      <style:table-cell-properties style:vertical-align="bottom" fo:padding="0cm" fo:border="none" style:writing-mode="lr-tb"/>
    </style:style>
    <style:style style:name="Table7.L6" style:family="table-cell">
      <style:table-cell-properties style:vertical-align="bottom" fo:padding="0cm" fo:border="none" style:writing-mode="lr-tb"/>
    </style:style>
    <style:style style:name="Table7.M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I7" style:family="table-cell">
      <style:table-cell-properties style:vertical-align="bottom" fo:padding="0cm" fo:border="none" style:writing-mode="lr-tb"/>
    </style:style>
    <style:style style:name="Table7.J7" style:family="table-cell">
      <style:table-cell-properties style:vertical-align="bottom" fo:padding="0cm" fo:border="none" style:writing-mode="lr-tb"/>
    </style:style>
    <style:style style:name="Table7.K7" style:family="table-cell">
      <style:table-cell-properties style:vertical-align="bottom" fo:padding="0cm" fo:border="none" style:writing-mode="lr-tb"/>
    </style:style>
    <style:style style:name="Table7.L7" style:family="table-cell">
      <style:table-cell-properties style:vertical-align="bottom" fo:padding="0cm" fo:border="none" style:writing-mode="lr-tb"/>
    </style:style>
    <style:style style:name="Table7.M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I8" style:family="table-cell">
      <style:table-cell-properties style:vertical-align="bottom" fo:padding="0cm" fo:border="none" style:writing-mode="lr-tb"/>
    </style:style>
    <style:style style:name="Table7.J8" style:family="table-cell">
      <style:table-cell-properties style:vertical-align="bottom" fo:padding="0cm" fo:border="none" style:writing-mode="lr-tb"/>
    </style:style>
    <style:style style:name="Table7.K8" style:family="table-cell">
      <style:table-cell-properties style:vertical-align="bottom" fo:padding="0cm" fo:border="none" style:writing-mode="lr-tb"/>
    </style:style>
    <style:style style:name="Table7.L8" style:family="table-cell">
      <style:table-cell-properties style:vertical-align="bottom" fo:padding="0cm" fo:border="none" style:writing-mode="lr-tb"/>
    </style:style>
    <style:style style:name="Table7.M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I9" style:family="table-cell">
      <style:table-cell-properties style:vertical-align="bottom" fo:padding="0cm" fo:border="none" style:writing-mode="lr-tb"/>
    </style:style>
    <style:style style:name="Table7.J9" style:family="table-cell">
      <style:table-cell-properties style:vertical-align="bottom" fo:padding="0cm" fo:border="none" style:writing-mode="lr-tb"/>
    </style:style>
    <style:style style:name="Table7.K9" style:family="table-cell">
      <style:table-cell-properties style:vertical-align="bottom" fo:padding="0cm" fo:border="none" style:writing-mode="lr-tb"/>
    </style:style>
    <style:style style:name="Table7.L9" style:family="table-cell">
      <style:table-cell-properties style:vertical-align="bottom" fo:padding="0cm" fo:border="none" style:writing-mode="lr-tb"/>
    </style:style>
    <style:style style:name="Table7.M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N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text-properties style:font-name="Helvetica" style:font-name-complex="Helvetica"/>
    </style:style>
    <style:style style:name="P9" style:family="paragraph" style:parent-style-name="Standard">
      <style:paragraph-properties style:snap-to-layout-grid="false"/>
      <style:text-properties style:font-name="Helvetica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12" style:family="paragraph" style:parent-style-name="Standard">
      <style:paragraph-properties style:snap-to-layout-grid="false"/>
      <style:text-properties style:font-name="Helvetica" officeooo:rsid="0001a94c" officeooo:paragraph-rsid="004bd688" style:font-name-complex="Helvetica"/>
    </style:style>
    <style:style style:name="P13" style:family="paragraph" style:parent-style-name="Standard">
      <style:text-properties style:font-name="Helvetica" officeooo:rsid="0001a94c" officeooo:paragraph-rsid="0001a94c" style:font-name-complex="Helvetica"/>
    </style:style>
    <style:style style:name="P14" style:family="paragraph" style:parent-style-name="Standard">
      <style:text-properties style:font-name="Helvetica" officeooo:rsid="0001a94c" officeooo:paragraph-rsid="00571c84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19" style:family="paragraph" style:parent-style-name="Standard">
      <style:text-properties style:font-name="Helvetica" officeooo:rsid="001d7196" officeooo:paragraph-rsid="001d7196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1d7196" officeooo:paragraph-rsid="00451515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1d7196" officeooo:paragraph-rsid="005e996a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24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25" style:family="paragraph" style:parent-style-name="Standard">
      <style:text-properties style:font-name="Helvetica" officeooo:rsid="00220454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237f7f" officeooo:paragraph-rsid="00237f7f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237f7f" officeooo:paragraph-rsid="00555702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237f7f" officeooo:paragraph-rsid="005d871a" style:font-name-complex="Helvetica"/>
    </style:style>
    <style:style style:name="P30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rsid="002f1bc8" officeooo:paragraph-rsid="002f1bc8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2f1bc8" officeooo:paragraph-rsid="005d871a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30ccba" officeooo:paragraph-rsid="0039d207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33fced" officeooo:paragraph-rsid="005d871a" style:font-name-complex="Helvetica"/>
    </style:style>
    <style:style style:name="P37" style:family="paragraph" style:parent-style-name="Standard">
      <style:paragraph-properties style:snap-to-layout-grid="false"/>
      <style:text-properties style:font-name="Helvetica" officeooo:rsid="00345636" officeooo:paragraph-rsid="00345636" style:font-name-complex="Helvetica"/>
    </style:style>
    <style:style style:name="P38" style:family="paragraph" style:parent-style-name="Standard">
      <style:text-properties style:font-name="Helvetica" officeooo:rsid="00345636" officeooo:paragraph-rsid="00345636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3bc593" officeooo:paragraph-rsid="003bc593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4d6b5f" officeooo:paragraph-rsid="004d6b5f" style:font-name-complex="Helvetica"/>
    </style:style>
    <style:style style:name="P41" style:family="paragraph" style:parent-style-name="Standard">
      <style:paragraph-properties style:snap-to-layout-grid="false"/>
      <style:text-properties style:font-name="Helvetica" officeooo:rsid="004d6b5f" officeooo:paragraph-rsid="005ef799" style:font-name-complex="Helvetica"/>
    </style:style>
    <style:style style:name="P42" style:family="paragraph" style:parent-style-name="Standard">
      <style:paragraph-properties style:snap-to-layout-grid="false"/>
      <style:text-properties style:font-name="Helvetica" officeooo:rsid="005305e6" officeooo:paragraph-rsid="005305e6" style:font-name-complex="Helvetica"/>
    </style:style>
    <style:style style:name="P43" style:family="paragraph" style:parent-style-name="Standard">
      <style:paragraph-properties style:snap-to-layout-grid="false"/>
      <style:text-properties style:font-name="Helvetica" officeooo:rsid="004bd688" officeooo:paragraph-rsid="004bd688" style:font-name-complex="Helvetica"/>
    </style:style>
    <style:style style:name="P44" style:family="paragraph" style:parent-style-name="Standard">
      <style:paragraph-properties style:snap-to-layout-grid="false"/>
      <style:text-properties style:font-name="Helvetica" officeooo:rsid="00555702" officeooo:paragraph-rsid="00555702" style:font-name-complex="Helvetica"/>
    </style:style>
    <style:style style:name="P45" style:family="paragraph" style:parent-style-name="Standard">
      <style:paragraph-properties style:snap-to-layout-grid="false"/>
      <style:text-properties style:font-name="Helvetica" officeooo:rsid="00555702" officeooo:paragraph-rsid="0056dae3" style:font-name-complex="Helvetica"/>
    </style:style>
    <style:style style:name="P46" style:family="paragraph" style:parent-style-name="Standard">
      <style:paragraph-properties style:snap-to-layout-grid="false"/>
      <style:text-properties style:font-name="Helvetica" officeooo:rsid="00555702" officeooo:paragraph-rsid="005b80f2" style:font-name-complex="Helvetica"/>
    </style:style>
    <style:style style:name="P47" style:family="paragraph" style:parent-style-name="Standard">
      <style:paragraph-properties style:snap-to-layout-grid="false"/>
      <style:text-properties style:font-name="Helvetica" officeooo:rsid="0056dae3" officeooo:paragraph-rsid="0056dae3" style:font-name-complex="Helvetica"/>
    </style:style>
    <style:style style:name="P48" style:family="paragraph" style:parent-style-name="Standard">
      <style:paragraph-properties style:snap-to-layout-grid="false"/>
      <style:text-properties style:font-name="Helvetica" officeooo:rsid="0059a946" officeooo:paragraph-rsid="0059a946" style:font-name-complex="Helvetica"/>
    </style:style>
    <style:style style:name="P49" style:family="paragraph" style:parent-style-name="Standard">
      <style:paragraph-properties style:snap-to-layout-grid="false"/>
      <style:text-properties style:font-name="Helvetica" officeooo:rsid="005b80f2" officeooo:paragraph-rsid="005b80f2" style:font-name-complex="Helvetica"/>
    </style:style>
    <style:style style:name="P50" style:family="paragraph" style:parent-style-name="Standard">
      <style:paragraph-properties style:snap-to-layout-grid="false"/>
      <style:text-properties style:font-name="Helvetica" officeooo:rsid="005d871a" officeooo:paragraph-rsid="005d871a" style:font-name-complex="Helvetica"/>
    </style:style>
    <style:style style:name="P51" style:family="paragraph" style:parent-style-name="Standard">
      <style:paragraph-properties style:snap-to-layout-grid="false"/>
      <style:text-properties style:font-name="Helvetica" officeooo:rsid="005e996a" officeooo:paragraph-rsid="005e996a" style:font-name-complex="Helvetica"/>
    </style:style>
    <style:style style:name="P52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Helvetica" officeooo:rsid="0037c29f" officeooo:paragraph-rsid="0037c29f" style:font-name-complex="Arial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font-name="Helvetica" officeooo:rsid="0059a946" officeooo:paragraph-rsid="0059a946" style:font-name-complex="Arial"/>
    </style:style>
    <style:style style:name="P57" style:family="paragraph" style:parent-style-name="Standard">
      <style:paragraph-properties fo:text-align="center" style:justify-single-word="false"/>
      <style:text-properties style:font-name="Helvetica" officeooo:rsid="0059a946" officeooo:paragraph-rsid="0059a946" style:font-name-complex="Arial"/>
    </style:style>
    <style:style style:name="P58" style:family="paragraph" style:parent-style-name="Standard">
      <style:paragraph-properties fo:text-align="center" style:justify-single-word="false"/>
      <style:text-properties style:font-name="Helvetica" officeooo:rsid="005dfbda" officeooo:paragraph-rsid="005dfbda" style:font-name-complex="Arial"/>
    </style:style>
    <style:style style:name="P59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60" style:family="paragraph" style:parent-style-name="Standard">
      <style:paragraph-properties style:snap-to-layout-grid="false"/>
      <style:text-properties style:font-name="Helvetica" fo:language="de" fo:country="DE" officeooo:rsid="00439694" officeooo:paragraph-rsid="00439694" style:font-name-complex="Helvetica"/>
    </style:style>
    <style:style style:name="P61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62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63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64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65" style:family="paragraph" style:parent-style-name="Standard">
      <style:text-properties fo:color="#ff0000" style:font-name="Helvetica" style:font-name-complex="Helvetica"/>
    </style:style>
    <style:style style:name="P66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67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68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69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70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71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72" style:family="paragraph" style:parent-style-name="Standard">
      <style:text-properties fo:color="#ff0000" style:font-name="Helvetica" officeooo:rsid="00128e4d" style:font-name-complex="Helvetica"/>
    </style:style>
    <style:style style:name="P73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74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75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76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77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78" style:family="paragraph" style:parent-style-name="Standard">
      <style:paragraph-properties style:snap-to-layout-grid="false"/>
      <style:text-properties fo:color="#ff0000" style:font-name="Helvetica" officeooo:rsid="004d6b5f" officeooo:paragraph-rsid="004d6b5f" style:font-name-complex="Helvetica"/>
    </style:style>
    <style:style style:name="P79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80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d871a" officeooo:paragraph-rsid="005d871a" style:font-name-complex="Helvetica"/>
    </style:style>
    <style:style style:name="P81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e996a" officeooo:paragraph-rsid="005e996a" style:font-name-complex="Helvetica"/>
    </style:style>
    <style:style style:name="P8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996a" officeooo:paragraph-rsid="005e996a" style:font-name-complex="Arial"/>
    </style:style>
    <style:style style:name="P8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dfbda" officeooo:paragraph-rsid="005dfbda" style:font-name-complex="Arial"/>
    </style:style>
    <style:style style:name="P84" style:family="paragraph" style:parent-style-name="Standard">
      <style:text-properties style:font-name="Helvetica" style:font-name-complex="Helvetica"/>
    </style:style>
    <style:style style:name="P85" style:family="paragraph" style:parent-style-name="Standard">
      <style:paragraph-properties style:snap-to-layout-grid="false"/>
      <style:text-properties style:font-name="Helvetica" officeooo:rsid="005ef799" officeooo:paragraph-rsid="006183a1" style:font-name-complex="Helvetica"/>
    </style:style>
    <style:style style:name="P86" style:family="paragraph" style:parent-style-name="Standard">
      <style:text-properties style:font-name="Helvetica" officeooo:rsid="005ef799" officeooo:paragraph-rsid="005ef799" style:font-name-complex="Helvetica"/>
    </style:style>
    <style:style style:name="P87" style:family="paragraph" style:parent-style-name="Standard">
      <style:paragraph-properties style:snap-to-layout-grid="false"/>
      <style:text-properties style:font-name="Helvetica" officeooo:rsid="004d6b5f" officeooo:paragraph-rsid="006183a1" style:font-name-complex="Helvetica"/>
    </style:style>
    <style:style style:name="P88" style:family="paragraph" style:parent-style-name="Standard" style:list-style-name="L1">
      <style:text-properties style:font-name="Helvetica" officeooo:rsid="0035c498" officeooo:paragraph-rsid="0035c498" style:font-name-complex="Helvetica"/>
    </style:style>
    <style:style style:name="P89" style:family="paragraph" style:parent-style-name="Standard" style:list-style-name="L1">
      <style:text-properties style:font-name="Helvetica" officeooo:rsid="004a1ec1" officeooo:paragraph-rsid="004a1ec1" style:font-name-complex="Helvetica"/>
    </style:style>
    <style:style style:name="P90" style:family="paragraph" style:parent-style-name="Standard" style:list-style-name="L1">
      <style:text-properties style:font-name="Helvetica" officeooo:rsid="003e227c" officeooo:paragraph-rsid="003e227c" style:font-name-complex="Helvetica"/>
    </style:style>
    <style:style style:name="P91" style:family="paragraph" style:parent-style-name="Standard" style:list-style-name="L1">
      <style:text-properties style:font-name="Helvetica" officeooo:rsid="005dfbda" officeooo:paragraph-rsid="005dfbda" style:font-name-complex="Helvetica"/>
    </style:style>
    <style:style style:name="P92" style:family="paragraph" style:parent-style-name="Standard">
      <style:paragraph-properties style:snap-to-layout-grid="false"/>
      <style:text-properties style:font-name="Helvetica" officeooo:rsid="005d871a" officeooo:paragraph-rsid="006183a1" style:font-name-complex="Helvetica"/>
    </style:style>
    <style:style style:name="P93" style:family="paragraph" style:parent-style-name="Standard">
      <style:paragraph-properties style:snap-to-layout-grid="false"/>
      <style:text-properties style:font-name="Helvetica" officeooo:rsid="002f1bc8" officeooo:paragraph-rsid="006183a1" style:font-name-complex="Helvetica"/>
    </style:style>
    <style:style style:name="P94" style:family="paragraph" style:parent-style-name="Standard">
      <style:paragraph-properties style:snap-to-layout-grid="false"/>
      <style:text-properties style:font-name="Helvetica" officeooo:rsid="0033fced" officeooo:paragraph-rsid="006183a1" style:font-name-complex="Helvetica"/>
    </style:style>
    <style:style style:name="P95" style:family="paragraph" style:parent-style-name="Standard">
      <style:paragraph-properties style:snap-to-layout-grid="false"/>
      <style:text-properties style:font-name="Helvetica" officeooo:rsid="00128e4d" officeooo:paragraph-rsid="006183a1" style:font-name-complex="Helvetica"/>
    </style:style>
    <style:style style:name="P96" style:family="paragraph" style:parent-style-name="Standard">
      <style:paragraph-properties style:snap-to-layout-grid="false"/>
      <style:text-properties style:font-name="Helvetica" officeooo:rsid="00128e4d" officeooo:paragraph-rsid="00618513" style:font-name-complex="Helvetica"/>
    </style:style>
    <style:style style:name="P97" style:family="paragraph" style:parent-style-name="Standard">
      <style:paragraph-properties style:snap-to-layout-grid="false"/>
      <style:text-properties style:font-name="Helvetica" officeooo:rsid="00016591" officeooo:paragraph-rsid="006183a1" style:font-name-complex="Helvetica"/>
    </style:style>
    <style:style style:name="P98" style:family="paragraph" style:parent-style-name="Standard">
      <style:paragraph-properties style:snap-to-layout-grid="false"/>
      <style:text-properties style:font-name="Helvetica" officeooo:rsid="00016591" officeooo:paragraph-rsid="00618513" style:font-name-complex="Helvetica"/>
    </style:style>
    <style:style style:name="P99" style:family="paragraph" style:parent-style-name="Standard">
      <style:paragraph-properties style:snap-to-layout-grid="false"/>
      <style:text-properties style:font-name="Helvetica" officeooo:rsid="00555702" officeooo:paragraph-rsid="00555702" style:font-name-complex="Helvetica"/>
    </style:style>
    <style:style style:name="P100" style:family="paragraph" style:parent-style-name="Standard">
      <style:paragraph-properties style:snap-to-layout-grid="false"/>
      <style:text-properties style:font-name="Helvetica" officeooo:rsid="00555702" officeooo:paragraph-rsid="006183a1" style:font-name-complex="Helvetica"/>
    </style:style>
    <style:style style:name="P101" style:family="paragraph" style:parent-style-name="Standard">
      <style:paragraph-properties style:snap-to-layout-grid="false"/>
      <style:text-properties style:font-name="Helvetica" officeooo:rsid="005b80f2" officeooo:paragraph-rsid="006183a1" style:font-name-complex="Helvetica"/>
    </style:style>
    <style:style style:name="P102" style:family="paragraph" style:parent-style-name="Standard">
      <style:paragraph-properties fo:text-align="center" style:justify-single-word="false"/>
      <style:text-properties style:font-name="Helvetica" officeooo:rsid="005ef799" officeooo:paragraph-rsid="005ef799" style:font-name-complex="Arial"/>
    </style:style>
    <style:style style:name="P103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104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105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106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107" style:family="paragraph" style:parent-style-name="Standard">
      <style:paragraph-properties fo:text-align="center" style:justify-single-word="false"/>
      <style:text-properties style:font-name="Helvetica" officeooo:rsid="0037c29f" officeooo:paragraph-rsid="0037c29f" style:font-name-complex="Arial"/>
    </style:style>
    <style:style style:name="P108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109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110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111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112" style:family="paragraph" style:parent-style-name="Standard">
      <style:paragraph-properties fo:text-align="center" style:justify-single-word="false"/>
      <style:text-properties style:font-name="Helvetica" officeooo:rsid="0035c498" officeooo:paragraph-rsid="0035c498" style:font-name-complex="Arial"/>
    </style:style>
    <style:style style:name="P113" style:family="paragraph" style:parent-style-name="Standard">
      <style:paragraph-properties fo:text-align="center" style:justify-single-word="false"/>
      <style:text-properties style:font-name="Helvetica" officeooo:rsid="003d3acd" officeooo:paragraph-rsid="003d3acd" style:font-name-complex="Arial"/>
    </style:style>
    <style:style style:name="P114" style:family="paragraph" style:parent-style-name="Standard">
      <style:paragraph-properties fo:text-align="center" style:justify-single-word="false"/>
      <style:text-properties style:font-name="Helvetica" officeooo:rsid="004d6b5f" officeooo:paragraph-rsid="004d6b5f" style:font-name-complex="Arial"/>
    </style:style>
    <style:style style:name="P115" style:family="paragraph" style:parent-style-name="Standard">
      <style:paragraph-properties fo:text-align="center" style:justify-single-word="false"/>
      <style:text-properties style:font-name="Helvetica" officeooo:rsid="00571c84" officeooo:paragraph-rsid="00571c84" style:font-name-complex="Arial"/>
    </style:style>
    <style:style style:name="P116" style:family="paragraph" style:parent-style-name="Standard">
      <style:paragraph-properties fo:text-align="center" style:justify-single-word="false"/>
      <style:text-properties style:font-name="Helvetica" officeooo:rsid="005dfbda" officeooo:paragraph-rsid="00618513" style:font-name-complex="Arial"/>
    </style:style>
    <style:style style:name="P117" style:family="paragraph" style:parent-style-name="Standard">
      <style:paragraph-properties fo:text-align="center" style:justify-single-word="false"/>
      <style:text-properties style:font-name="Helvetica" officeooo:rsid="004f50d6" officeooo:paragraph-rsid="004f50d6" style:font-name-complex="Arial"/>
    </style:style>
    <style:style style:name="P118" style:family="paragraph" style:parent-style-name="Standard">
      <style:paragraph-properties fo:text-align="center" style:justify-single-word="false"/>
      <style:text-properties style:font-name="Helvetica" officeooo:rsid="0059a946" officeooo:paragraph-rsid="0059a946" style:font-name-complex="Arial"/>
    </style:style>
    <style:style style:name="P119" style:family="paragraph" style:parent-style-name="Standard">
      <style:paragraph-properties fo:text-align="center" style:justify-single-word="false"/>
      <style:text-properties style:font-name="Helvetica" officeooo:rsid="0041e547" officeooo:paragraph-rsid="0041e547" style:font-name-complex="Arial"/>
    </style:style>
    <style:style style:name="P120" style:family="paragraph" style:parent-style-name="Standard">
      <style:paragraph-properties fo:text-align="center" style:justify-single-word="false"/>
      <style:text-properties style:font-name="Helvetica" officeooo:rsid="0050bb37" officeooo:paragraph-rsid="0050bb37" style:font-name-complex="Arial"/>
    </style:style>
    <style:style style:name="P121" style:family="paragraph" style:parent-style-name="Standard">
      <style:paragraph-properties fo:text-align="center" style:justify-single-word="false"/>
      <style:text-properties style:font-name="Helvetica" officeooo:rsid="00585834" officeooo:paragraph-rsid="00585834" style:font-name-complex="Arial"/>
    </style:style>
    <style:style style:name="P122" style:family="paragraph" style:parent-style-name="Standard">
      <style:paragraph-properties fo:text-align="center" style:justify-single-word="false"/>
      <style:text-properties style:font-name="Helvetica" officeooo:rsid="003e227c" officeooo:paragraph-rsid="003e227c" style:font-name-complex="Arial"/>
    </style:style>
    <style:style style:name="P123" style:family="paragraph" style:parent-style-name="Standard">
      <style:paragraph-properties fo:text-align="center" style:justify-single-word="false"/>
      <style:text-properties style:font-name="Helvetica" officeooo:rsid="003e227c" officeooo:paragraph-rsid="004d6b5f" style:font-name-complex="Arial"/>
    </style:style>
    <style:style style:name="P124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125" style:family="paragraph" style:parent-style-name="Standard">
      <style:paragraph-properties fo:text-align="center" style:justify-single-word="false"/>
      <style:text-properties style:font-name="Helvetica" officeooo:rsid="003bc593" officeooo:paragraph-rsid="003bc593" style:font-name-complex="Arial"/>
    </style:style>
    <style:style style:name="P126" style:family="paragraph" style:parent-style-name="Standard">
      <style:paragraph-properties fo:text-align="center" style:justify-single-word="false"/>
      <style:text-properties style:font-name="Helvetica" officeooo:rsid="0056dae3" officeooo:paragraph-rsid="0056dae3" style:font-name-complex="Arial"/>
    </style:style>
    <style:style style:name="P127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128" style:family="paragraph" style:parent-style-name="Standard">
      <style:paragraph-properties fo:text-align="center" style:justify-single-word="false"/>
      <style:text-properties style:font-name="Helvetica" officeooo:rsid="0037c0ca" officeooo:paragraph-rsid="0037c0ca" style:font-name-complex="Arial"/>
    </style:style>
    <style:style style:name="P129" style:family="paragraph" style:parent-style-name="Standard">
      <style:paragraph-properties fo:text-align="center" style:justify-single-word="false"/>
      <style:text-properties style:font-name="Helvetica" officeooo:rsid="005201b1" officeooo:paragraph-rsid="005201b1" style:font-name-complex="Arial"/>
    </style:style>
    <style:style style:name="P130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131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132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133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34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35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6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37" style:family="paragraph" style:parent-style-name="Standard">
      <style:paragraph-properties fo:text-align="center" style:justify-single-word="false"/>
      <style:text-properties style:font-name="Helvetica" fo:font-weight="bold" officeooo:rsid="003bc593" officeooo:paragraph-rsid="003bc593" style:font-weight-asian="bold" style:font-name-complex="Arial" style:font-weight-complex="bold"/>
    </style:style>
    <style:style style:name="P138" style:family="paragraph" style:parent-style-name="Standard">
      <style:paragraph-properties fo:text-align="center" style:justify-single-word="false"/>
      <style:text-properties style:font-name="Helvetica" fo:font-weight="bold" officeooo:rsid="004d6b5f" officeooo:paragraph-rsid="004d6b5f" style:font-weight-asian="bold" style:font-name-complex="Arial" style:font-weight-complex="bold"/>
    </style:style>
    <style:style style:name="P139" style:family="paragraph" style:parent-style-name="Standard">
      <style:paragraph-properties fo:text-align="center" style:justify-single-word="false"/>
      <style:text-properties style:font-name="Helvetica" fo:font-weight="bold" officeooo:rsid="0056dae3" officeooo:paragraph-rsid="0056dae3" style:font-weight-asian="bold" style:font-name-complex="Arial" style:font-weight-complex="bold"/>
    </style:style>
    <style:style style:name="P140" style:family="paragraph" style:parent-style-name="Standard">
      <style:paragraph-properties fo:text-align="center" style:justify-single-word="false"/>
      <style:text-properties style:font-name="Helvetica" fo:font-weight="bold" officeooo:rsid="005dfbda" officeooo:paragraph-rsid="006183a1" style:font-weight-asian="bold" style:font-name-complex="Arial" style:font-weight-complex="bold"/>
    </style:style>
    <style:style style:name="P141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ef799" officeooo:paragraph-rsid="005ef799" style:font-name-complex="Helvetica"/>
    </style:style>
    <style:style style:name="P142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ef799" officeooo:paragraph-rsid="006183a1" style:font-name-complex="Helvetica"/>
    </style:style>
    <style:style style:name="P143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d871a" officeooo:paragraph-rsid="006183a1" style:font-name-complex="Helvetica"/>
    </style:style>
    <style:style style:name="P144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ef799" officeooo:paragraph-rsid="006183a1" fo:background-color="transparent" style:font-name-complex="Helvetica"/>
    </style:style>
    <style:style style:name="P14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f799" officeooo:paragraph-rsid="005ef799" style:font-name-complex="Arial"/>
    </style:style>
    <style:style style:name="P14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f799" officeooo:paragraph-rsid="00618513" style:font-name-complex="Arial"/>
    </style:style>
    <style:style style:name="P147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style:font-name="Helvetica" officeooo:rsid="005dfbda" officeooo:paragraph-rsid="00618513" style:font-name-complex="Arial"/>
    </style:style>
    <style:style style:name="P148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style:font-name="Helvetica" officeooo:rsid="005e996a" officeooo:paragraph-rsid="00618513" style:font-name-complex="Arial"/>
    </style:style>
    <style:style style:name="P149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style:font-name="Helvetica" officeooo:rsid="005ef799" officeooo:paragraph-rsid="00618513" style:font-name-complex="Arial"/>
    </style:style>
    <style:style style:name="P150" style:family="paragraph" style:parent-style-name="Heading_20_1">
      <style:paragraph-properties style:snap-to-layout-grid="false"/>
      <style:text-properties fo:language="hr" fo:country="HR" fo:font-weight="bold" style:language-asian="zxx" style:country-asian="none" style:font-weight-asian="bold"/>
    </style:style>
    <style:style style:name="P151" style:family="paragraph" style:parent-style-name="Heading_20_1">
      <style:paragraph-properties style:snap-to-layout-grid="false"/>
      <style:text-properties fo:font-weight="bold" style:font-weight-asian="bold"/>
    </style:style>
    <style:style style:name="P152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153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54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155" style:family="paragraph" style:parent-style-name="Heading_20_2">
      <style:paragraph-properties fo:text-align="start" style:justify-single-word="false" fo:break-before="page"/>
      <style:text-properties style:font-name="Helvetica" style:font-name-complex="Helvetica"/>
    </style:style>
    <style:style style:name="P156" style:family="paragraph" style:parent-style-name="Heading_20_3">
      <style:paragraph-properties style:snap-to-layout-grid="false"/>
      <style:text-properties fo:font-weight="bold" style:font-weight-asian="bold"/>
    </style:style>
    <style:style style:name="P157" style:family="paragraph" style:parent-style-name="Heading_20_3">
      <style:text-properties style:font-name="Helvetica" fo:font-size="10pt" style:font-size-asian="10pt" style:font-name-complex="Helvetica"/>
    </style:style>
    <style:style style:name="P158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159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01a94c"/>
    </style:style>
    <style:style style:name="T2" style:family="text">
      <style:text-properties officeooo:rsid="0010b292"/>
    </style:style>
    <style:style style:name="T3" style:family="text">
      <style:text-properties officeooo:rsid="00128e4d"/>
    </style:style>
    <style:style style:name="T4" style:family="text">
      <style:text-properties officeooo:rsid="0018e303"/>
    </style:style>
    <style:style style:name="T5" style:family="text">
      <style:text-properties officeooo:rsid="000239e1"/>
    </style:style>
    <style:style style:name="T6" style:family="text">
      <style:text-properties officeooo:rsid="00220454"/>
    </style:style>
    <style:style style:name="T7" style:family="text">
      <style:text-properties officeooo:rsid="002477fa"/>
    </style:style>
    <style:style style:name="T8" style:family="text">
      <style:text-properties officeooo:rsid="002d7832"/>
    </style:style>
    <style:style style:name="T9" style:family="text">
      <style:text-properties officeooo:rsid="002f1bc8"/>
    </style:style>
    <style:style style:name="T10" style:family="text">
      <style:text-properties officeooo:rsid="0033fced"/>
    </style:style>
    <style:style style:name="T11" style:family="text">
      <style:text-properties officeooo:rsid="00345636"/>
    </style:style>
    <style:style style:name="T12" style:family="text">
      <style:text-properties officeooo:rsid="003bc593"/>
    </style:style>
    <style:style style:name="T13" style:family="text">
      <style:text-properties officeooo:rsid="003e227c"/>
    </style:style>
    <style:style style:name="T14" style:family="text">
      <style:text-properties officeooo:rsid="00439694"/>
    </style:style>
    <style:style style:name="T15" style:family="text">
      <style:text-properties officeooo:rsid="004a1ec1"/>
    </style:style>
    <style:style style:name="T16" style:family="text">
      <style:text-properties officeooo:rsid="004bd688"/>
    </style:style>
    <style:style style:name="T17" style:family="text">
      <style:text-properties officeooo:rsid="004d6b5f"/>
    </style:style>
    <style:style style:name="T18" style:family="text">
      <style:text-properties officeooo:rsid="004f50d6"/>
    </style:style>
    <style:style style:name="T19" style:family="text">
      <style:text-properties officeooo:rsid="005301bc"/>
    </style:style>
    <style:style style:name="T20" style:family="text">
      <style:text-properties officeooo:rsid="00555702"/>
    </style:style>
    <style:style style:name="T21" style:family="text">
      <style:text-properties officeooo:rsid="0056dae3"/>
    </style:style>
    <style:style style:name="T22" style:family="text">
      <style:text-properties officeooo:rsid="00571c84"/>
    </style:style>
    <style:style style:name="T23" style:family="text">
      <style:text-properties officeooo:rsid="005837a6"/>
    </style:style>
    <style:style style:name="T24" style:family="text">
      <style:text-properties officeooo:rsid="0059a946"/>
    </style:style>
    <style:style style:name="T25" style:family="text">
      <style:text-properties officeooo:rsid="005b80f2"/>
    </style:style>
    <style:style style:name="T26" style:family="text">
      <style:text-properties officeooo:rsid="005d871a"/>
    </style:style>
    <style:style style:name="T27" style:family="text">
      <style:text-properties officeooo:rsid="005dfbda"/>
    </style:style>
    <style:style style:name="T28" style:family="text">
      <style:text-properties officeooo:rsid="005e996a"/>
    </style:style>
    <style:style style:name="T29" style:family="text">
      <style:text-properties officeooo:rsid="005ef799"/>
    </style:style>
    <style:style style:name="T30" style:family="text">
      <style:text-properties officeooo:rsid="006183a1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officeooo:rsid="00618513"/>
    </style:style>
    <style:style style:name="T33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50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53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51" text:outline-level="1"/>
          </table:table-cell>
          <table:table-cell table:style-name="Table1.A2" table:number-columns-spanned="2" office:value-type="string">
            <text:h text:style-name="P156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52" text:outline-level="1">Project</text:h>
          </table:table-cell>
          <table:table-cell table:style-name="Table1.A3" table:number-columns-spanned="3" office:value-type="string">
            <text:h text:style-name="P158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60">5<text:span text:style-name="T26">2</text:span></text:p>
          </table:table-cell>
        </table:table-row>
        <table:table-row table:style-name="Table1.3">
          <table:table-cell table:style-name="Table1.A3" office:value-type="string">
            <text:h text:style-name="P159" text:outline-level="3">Responsible</text:h>
          </table:table-cell>
          <table:table-cell table:style-name="Table1.A3" table:number-columns-spanned="3" office:value-type="string">
            <text:p text:style-name="P8">Andrea Bottoli</text:p>
          </table:table-cell>
          <table:covered-table-cell/>
          <table:covered-table-cell/>
          <table:table-cell table:style-name="Table1.A3" office:value-type="string">
            <text:h text:style-name="P157" text:outline-level="3">Date</text:h>
          </table:table-cell>
          <table:table-cell table:style-name="Table1.F3" office:value-type="string">
            <text:p text:style-name="P9"><text:span text:style-name="T26">30</text:span>.1<text:span text:style-name="T8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54" text:outline-level="2">Executive Summary</text:h>
      <text:p text:style-name="P8"/>
      <text:p text:style-name="P52">Timeliness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3">General Project Status</text:p>
          </table:table-cell>
          <table:table-cell table:style-name="Table2.B1" office:value-type="string">
            <text:p text:style-name="P54">Fulfillment of Next Milestone</text:p>
          </table:table-cell>
        </table:table-row>
        <table:table-row table:style-name="Table2.2">
          <table:table-cell table:style-name="Table2.A2" office:value-type="string">
            <text:p text:style-name="P59">on track</text:p>
          </table:table-cell>
          <table:table-cell table:style-name="Table2.B2" office:value-type="string">
            <text:p text:style-name="P79"><text:span text:style-name="T23">o</text:span><text:span text:style-name="T8">n</text:span> <text:span text:style-name="T23">s</text:span>chedule</text:p>
          </table:table-cell>
        </table:table-row>
      </table:table>
      <text:p text:style-name="P8"/>
      <text:p text:style-name="P8"/>
      <text:h text:style-name="P155" text:outline-level="2">Results This Week</text:h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2" office:value-type="string">
            <text:p text:style-name="P11">All</text:p>
          </table:table-cell>
          <table:table-cell table:style-name="Table3.B2" office:value-type="string">
            <text:p text:style-name="P11"><text:span text:style-name="T30">Saturday</text:span> Meeting</text:p>
          </table:table-cell>
          <table:table-cell table:style-name="Table3.C2" office:value-type="string">
            <text:p text:style-name="P19">1</text:p>
          </table:table-cell>
          <table:table-cell table:style-name="Table3.D2" office:value-type="string">
            <text:p text:style-name="P19">2</text:p>
          </table:table-cell>
          <table:table-cell table:style-name="Table3.E2" office:value-type="string">
            <text:p text:style-name="P11">Internal meeting to discuss problems <text:span text:style-name="T30">and</text:span> project status</text:p>
          </table:table-cell>
        </table:table-row>
        <table:table-row table:style-name="Table3.1">
          <table:table-cell table:style-name="Table3.A3" office:value-type="string">
            <text:p text:style-name="P15">All</text:p>
          </table:table-cell>
          <table:table-cell table:style-name="Table3.B3" office:value-type="string">
            <text:p text:style-name="P15">Week Report</text:p>
          </table:table-cell>
          <table:table-cell table:style-name="Table3.C3" office:value-type="string">
            <text:p text:style-name="P20">1</text:p>
          </table:table-cell>
          <table:table-cell table:style-name="Table3.D3" office:value-type="string">
            <text:p text:style-name="P15">1</text:p>
          </table:table-cell>
          <table:table-cell table:style-name="Table3.E3" office:value-type="string">
            <text:p text:style-name="P17">Write the week report</text:p>
          </table:table-cell>
        </table:table-row>
        <table:table-row table:style-name="Table3.1">
          <table:table-cell table:style-name="Table3.A4" office:value-type="string">
            <text:p text:style-name="P20">Andrea Bottoli</text:p>
          </table:table-cell>
          <table:table-cell table:style-name="Table3.B4" office:value-type="string">
            <text:p text:style-name="P20">Update tasks <text:span text:style-name="T9">and meeting agendas</text:span></text:p>
          </table:table-cell>
          <table:table-cell table:style-name="Table3.C4" office:value-type="string">
            <text:p text:style-name="P50">1</text:p>
          </table:table-cell>
          <table:table-cell table:style-name="Table3.D4" office:value-type="string">
            <text:p text:style-name="P31">3</text:p>
          </table:table-cell>
          <table:table-cell table:style-name="Table3.E4" office:value-type="string">
            <text:p text:style-name="P20">Updated tasks and issues <text:span text:style-name="T9">on the repository; delivered meeting agendas before each meeting</text:span></text:p>
          </table:table-cell>
        </table:table-row>
        <table:table-row table:style-name="Table3.1">
          <table:table-cell table:style-name="Table3.A5" office:value-type="string">
            <text:p text:style-name="P15">Andrea Bottoli</text:p>
          </table:table-cell>
          <table:table-cell table:style-name="Table3.B5" office:value-type="string">
            <text:p text:style-name="P15">Summary Week Report</text:p>
          </table:table-cell>
          <table:table-cell table:style-name="Table3.C5" office:value-type="string">
            <text:p text:style-name="P11">2</text:p>
          </table:table-cell>
          <table:table-cell table:style-name="Table3.D5" office:value-type="string">
            <text:p text:style-name="P18">2</text:p>
          </table:table-cell>
          <table:table-cell table:style-name="Table3.E5" office:value-type="string">
            <text:p text:style-name="P16">Write the summary week report</text:p>
          </table:table-cell>
        </table:table-row>
        <table:table-row table:style-name="Table3.1">
          <table:table-cell table:style-name="Table3.A6" office:value-type="string">
            <text:p text:style-name="P50">Andrea Bottoli</text:p>
          </table:table-cell>
          <table:table-cell table:style-name="Table3.B6" office:value-type="string">
            <text:p text:style-name="P92"><text:span text:style-name="T30">Description Document</text:span></text:p>
          </table:table-cell>
          <table:table-cell table:style-name="Table3.C6" office:value-type="string">
            <text:p text:style-name="P92"><text:span text:style-name="T30">3</text:span></text:p>
          </table:table-cell>
          <table:table-cell table:style-name="Table3.D6" office:value-type="string">
            <text:p text:style-name="P92"><text:span text:style-name="T30">3</text:span></text:p>
          </table:table-cell>
          <table:table-cell table:style-name="Table3.E6" office:value-type="string">
            <text:p text:style-name="P92"><text:span text:style-name="T30">Write the project description document and uploaded it on the project page on the FER site</text:span></text:p>
          </table:table-cell>
        </table:table-row>
        <table:table-row table:style-name="Table3.1">
          <table:table-cell table:style-name="Table3.A7" office:value-type="string">
            <text:p text:style-name="P93">Lorenzo Pagliari</text:p>
          </table:table-cell>
          <table:table-cell table:style-name="Table3.B7" office:value-type="string">
            <text:p text:style-name="P92"><text:span text:style-name="T30">Filling the DB</text:span></text:p>
          </table:table-cell>
          <table:table-cell table:style-name="Table3.C7" office:value-type="string">
            <text:p text:style-name="P143"><text:span text:style-name="T30">7</text:span></text:p>
          </table:table-cell>
          <table:table-cell table:style-name="Table3.D7" office:value-type="string">
            <text:p text:style-name="P92"><text:span text:style-name="T30">10</text:span></text:p>
          </table:table-cell>
          <table:table-cell table:style-name="Table3.E7" office:value-type="string">
            <text:p text:style-name="P92"><text:span text:style-name="T30">Start filling the remote DB</text:span></text:p>
          </table:table-cell>
        </table:table-row>
        <table:table-row table:style-name="Table3.1">
          <table:table-cell table:style-name="Table3.A8" office:value-type="string">
            <text:p text:style-name="P32">Lorenzo Pagliari</text:p>
          </table:table-cell>
          <table:table-cell table:style-name="Table3.B8" office:value-type="string">
            <text:p text:style-name="P50">Fix bugs</text:p>
          </table:table-cell>
          <table:table-cell table:style-name="Table3.C8" office:value-type="string">
            <text:p text:style-name="P143"><text:span text:style-name="T30">17</text:span></text:p>
          </table:table-cell>
          <table:table-cell table:style-name="Table3.D8" office:value-type="string">
            <text:p text:style-name="P92"><text:span text:style-name="T30">20</text:span></text:p>
          </table:table-cell>
          <table:table-cell table:style-name="Table3.E8" office:value-type="string">
            <text:p text:style-name="P50">Fixed bugs for the overlapping over the calculations <text:span text:style-name="T30">and on start conditions</text:span></text:p>
          </table:table-cell>
        </table:table-row>
        <table:table-row table:style-name="Table3.1">
          <table:table-cell table:style-name="Table3.A9" office:value-type="string">
            <text:p text:style-name="P27">Marko Brcic</text:p>
          </table:table-cell>
          <table:table-cell table:style-name="Table3.A9" office:value-type="string">
            <text:p text:style-name="P29"><text:span text:style-name="T26">Fix bug</text:span><text:span text:style-name="T27">s</text:span></text:p>
          </table:table-cell>
          <table:table-cell table:style-name="Table3.A9" office:value-type="string">
            <text:p text:style-name="P80">2</text:p>
          </table:table-cell>
          <table:table-cell table:style-name="Table3.A9" office:value-type="string">
            <text:p text:style-name="P50">2</text:p>
          </table:table-cell>
          <table:table-cell table:style-name="Table3.E9" office:value-type="string">
            <text:p text:style-name="P50">Bugs over M-N domain class fixed and statistics</text:p>
          </table:table-cell>
        </table:table-row>
        <table:table-row table:style-name="Table3.1">
          <table:table-cell table:style-name="Table3.A9" office:value-type="string">
            <text:p text:style-name="P29">Marko Brcic</text:p>
          </table:table-cell>
          <table:table-cell table:style-name="Table3.A9" office:value-type="string">
            <text:p text:style-name="P50">Documentation</text:p>
          </table:table-cell>
          <table:table-cell table:style-name="Table3.A9" office:value-type="string">
            <text:p text:style-name="P80">7</text:p>
          </table:table-cell>
          <table:table-cell table:style-name="Table3.A9" office:value-type="string">
            <text:p text:style-name="P50">7</text:p>
          </table:table-cell>
          <table:table-cell table:style-name="Table3.E9" office:value-type="string">
            <text:p text:style-name="P50">Work on Documentations, design document and final questionnaire</text:p>
          </table:table-cell>
        </table:table-row>
        <table:table-row table:style-name="Table3.1">
          <table:table-cell table:style-name="Table3.A11" office:value-type="string">
            <text:p text:style-name="P94">Jorn Tillmanns</text:p>
          </table:table-cell>
          <table:table-cell table:style-name="Table3.A11" office:value-type="string">
            <text:p text:style-name="P85"><text:span text:style-name="T30">Documentation</text:span></text:p>
          </table:table-cell>
          <table:table-cell table:style-name="Table3.A11" office:value-type="string">
            <text:p text:style-name="P142"><text:span text:style-name="T30">4</text:span></text:p>
          </table:table-cell>
          <table:table-cell table:style-name="Table3.A11" office:value-type="string">
            <text:p text:style-name="P85"><text:span text:style-name="T30">4</text:span></text:p>
          </table:table-cell>
          <table:table-cell table:style-name="Table3.E11" office:value-type="string">
            <text:p text:style-name="P85"><text:span text:style-name="T30">Work on documentation</text:span></text:p>
          </table:table-cell>
        </table:table-row>
        <table:table-row table:style-name="Table3.1">
          <table:table-cell table:style-name="Table3.A11" office:value-type="string">
            <text:p text:style-name="P36">Jorn Tillmanns</text:p>
          </table:table-cell>
          <table:table-cell table:style-name="Table3.A11" office:value-type="string">
            <text:p text:style-name="P50">Minutes of Meeting</text:p>
          </table:table-cell>
          <table:table-cell table:style-name="Table3.A11" office:value-type="string">
            <text:p text:style-name="P80">1</text:p>
          </table:table-cell>
          <table:table-cell table:style-name="Table3.A11" office:value-type="string">
            <text:p text:style-name="P50">1</text:p>
          </table:table-cell>
          <table:table-cell table:style-name="Table3.E11" office:value-type="string">
            <text:p text:style-name="P50">Wrote the minutes of meeting related to Monday meeting</text:p>
          </table:table-cell>
        </table:table-row>
        <table:table-row table:style-name="Table3.1">
          <table:table-cell table:style-name="Table3.A11" office:value-type="string">
            <text:p text:style-name="P34">Jorn Tillmanns</text:p>
          </table:table-cell>
          <table:table-cell table:style-name="Table3.A11" office:value-type="string">
            <text:p text:style-name="P34">User <text:span text:style-name="T19">Authentication</text:span> System</text:p>
          </table:table-cell>
          <table:table-cell table:style-name="Table3.A11" office:value-type="string">
            <text:p text:style-name="P144"><text:span text:style-name="T30">5</text:span></text:p>
          </table:table-cell>
          <table:table-cell table:style-name="Table3.A11" office:value-type="string">
            <text:p text:style-name="P34">1<text:span text:style-name="T26">0</text:span></text:p>
          </table:table-cell>
          <table:table-cell table:style-name="Table3.E11" office:value-type="string">
            <text:p text:style-name="P34"><text:span text:style-name="T14">Work</text:span> on the user login system</text:p>
          </table:table-cell>
        </table:table-row>
        <table:table-row table:style-name="Table3.1">
          <table:table-cell table:style-name="Table3.A9" office:value-type="string">
            <text:p text:style-name="P33">Miraldi Fifo</text:p>
          </table:table-cell>
          <table:table-cell table:style-name="Table3.A9" office:value-type="string">
            <text:p text:style-name="P41">Test <text:span text:style-name="T24">Documents</text:span></text:p>
          </table:table-cell>
          <table:table-cell table:style-name="Table3.A9" office:value-type="string">
            <text:p text:style-name="P141">10</text:p>
          </table:table-cell>
          <table:table-cell table:style-name="Table3.A9" office:value-type="string">
            <text:p text:style-name="P40">1<text:span text:style-name="T24">0</text:span></text:p>
          </table:table-cell>
          <table:table-cell table:style-name="Table3.E9" office:value-type="string">
            <text:p text:style-name="P48"><text:span text:style-name="T29">Finalized the</text:span> acceptance test document</text:p>
          </table:table-cell>
        </table:table-row>
        <table:table-row table:style-name="Table3.1">
          <table:table-cell table:style-name="Table3.A9" office:value-type="string">
            <text:p text:style-name="P21"><text:span text:style-name="T1">Nikola </text:span><text:span text:style-name="T2">Radisavljevic</text:span></text:p>
          </table:table-cell>
          <table:table-cell table:style-name="Table3.A9" office:value-type="string">
            <text:p text:style-name="P51">Graphs</text:p>
          </table:table-cell>
          <table:table-cell table:style-name="Table3.A9" office:value-type="string">
            <text:p text:style-name="P81">3</text:p>
          </table:table-cell>
          <table:table-cell table:style-name="Table3.A9" office:value-type="string">
            <text:p text:style-name="P51">3</text:p>
          </table:table-cell>
          <table:table-cell table:style-name="Table3.E9" office:value-type="string">
            <text:p text:style-name="P51">Figureing out how to make graphs</text:p>
          </table:table-cell>
        </table:table-row>
        <table:table-row table:style-name="Table3.1">
          <table:table-cell table:style-name="Table3.A9" office:value-type="string">
            <text:p text:style-name="P22"><text:span text:style-name="T1">Nikola </text:span><text:span text:style-name="T2">Radisavljevic</text:span></text:p>
          </table:table-cell>
          <table:table-cell table:style-name="Table3.A9" office:value-type="string">
            <text:p text:style-name="P51">M-N domain page</text:p>
          </table:table-cell>
          <table:table-cell table:style-name="Table3.A9" office:value-type="string">
            <text:p text:style-name="P81">4</text:p>
          </table:table-cell>
          <table:table-cell table:style-name="Table3.A9" office:value-type="string">
            <text:p text:style-name="P51">4</text:p>
          </table:table-cell>
          <table:table-cell table:style-name="Table3.E9" office:value-type="string">
            <text:p text:style-name="P51">Preparing the M-N domain page</text:p>
          </table:table-cell>
        </table:table-row>
        <table:table-row table:style-name="Table3.1">
          <table:table-cell table:style-name="Table3.A9" office:value-type="string">
            <text:p text:style-name="P22"><text:span text:style-name="T1">Nikola </text:span><text:span text:style-name="T2">Radisavljevic</text:span></text:p>
          </table:table-cell>
          <table:table-cell table:style-name="Table3.A9" office:value-type="string">
            <text:p text:style-name="P51">Fix bugs</text:p>
          </table:table-cell>
          <table:table-cell table:style-name="Table3.A9" office:value-type="string">
            <text:p text:style-name="P81">3</text:p>
          </table:table-cell>
          <table:table-cell table:style-name="Table3.A9" office:value-type="string">
            <text:p text:style-name="P51">3</text:p>
          </table:table-cell>
          <table:table-cell table:style-name="Table3.E9" office:value-type="string">
            <text:p text:style-name="P51">Fixing bugs and trying to make the functionality to send alarms email</text:p>
          </table:table-cell>
        </table:table-row>
      </table:table>
      <text:p text:style-name="P8"/>
      <text:p text:style-name="P8"/>
      <text:h text:style-name="P155" text:outline-level="2">Activities Planned for Next Period</text:h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2" office:value-type="string">
            <text:p text:style-name="P11">All</text:p>
          </table:table-cell>
          <table:table-cell table:style-name="Table4.B2" office:value-type="string">
            <text:p text:style-name="P11"><text:span text:style-name="T30">Tuesday</text:span> Meeting</text:p>
          </table:table-cell>
          <table:table-cell table:style-name="Table4.C2" office:value-type="string">
            <text:p text:style-name="P11">2</text:p>
          </table:table-cell>
          <table:table-cell table:style-name="Table4.D2" office:value-type="string">
            <text:p text:style-name="P11">Internal meeting to discuss problems <text:span text:style-name="T25">and</text:span> project status</text:p>
          </table:table-cell>
        </table:table-row>
        <table:table-row table:style-name="Table4.1">
          <table:table-cell table:style-name="Table4.A3" office:value-type="string">
            <text:p text:style-name="P27">All</text:p>
          </table:table-cell>
          <table:table-cell table:style-name="Table4.B3" office:value-type="string">
            <text:p text:style-name="P39">Read a<text:span text:style-name="T21">n</text:span>d Comment Documents</text:p>
          </table:table-cell>
          <table:table-cell table:style-name="Table4.C3" office:value-type="string">
            <text:p text:style-name="P39">10</text:p>
          </table:table-cell>
          <table:table-cell table:style-name="Table4.D3" office:value-type="string">
            <text:p text:style-name="P39">Read and Comment Requirements and Design document to provide feedback</text:p>
          </table:table-cell>
        </table:table-row>
        <table:table-row table:style-name="Table4.1">
          <table:table-cell table:style-name="Table4.A7" office:value-type="string">
            <text:p text:style-name="P15">All</text:p>
          </table:table-cell>
          <table:table-cell table:style-name="Table4.B7" office:value-type="string">
            <text:p text:style-name="P15">Week Report</text:p>
          </table:table-cell>
          <table:table-cell table:style-name="Table4.C7" office:value-type="string">
            <text:p text:style-name="P15">1</text:p>
          </table:table-cell>
          <table:table-cell table:style-name="Table4.D7" office:value-type="string">
            <text:p text:style-name="P17">Write the week report</text:p>
          </table:table-cell>
        </table:table-row>
        <table:table-row table:style-name="Table4.1">
          <table:table-cell table:style-name="Table4.A7" office:value-type="string">
            <text:p text:style-name="P96"><text:span text:style-name="T32">All</text:span></text:p>
          </table:table-cell>
          <table:table-cell table:style-name="Table4.B7" office:value-type="string">
            <text:p text:style-name="P96"><text:span text:style-name="T32">Final Questionnaire</text:span></text:p>
          </table:table-cell>
          <table:table-cell table:style-name="Table4.C7" office:value-type="string">
            <text:p text:style-name="P96"><text:span text:style-name="T32">5</text:span></text:p>
          </table:table-cell>
          <table:table-cell table:style-name="Table4.D7" office:value-type="string">
            <text:p text:style-name="P98"><text:span text:style-name="T32">Write the final questionnaire</text:span></text:p>
          </table:table-cell>
        </table:table-row>
        <table:table-row table:style-name="Table4.1">
          <table:table-cell table:style-name="Table4.A6" office:value-type="string">
            <text:p text:style-name="P95"><text:span text:style-name="T30">All</text:span></text:p>
          </table:table-cell>
          <table:table-cell table:style-name="Table4.B6" office:value-type="string">
            <text:p text:style-name="P95"><text:span text:style-name="T30">Class presentations</text:span></text:p>
          </table:table-cell>
          <table:table-cell table:style-name="Table4.C6" office:value-type="string">
            <text:p text:style-name="P95"><text:span text:style-name="T30">2</text:span></text:p>
          </table:table-cell>
          <table:table-cell table:style-name="Table4.D6" office:value-type="string">
            <text:p text:style-name="P97"><text:span text:style-name="T30">Attend the class presentations</text:span></text:p>
          </table:table-cell>
        </table:table-row>
        <table:table-row table:style-name="Table4.1">
          <table:table-cell table:style-name="Table4.A7" office:value-type="string">
            <text:p text:style-name="P10"><text:span text:style-name="T1">Dzana Kujan, Nikola </text:span><text:span text:style-name="T2">Radisavljevic</text:span><text:span text:style-name="T11">,</text:span></text:p>
            <text:p text:style-name="P37">Andrea Bottoli</text:p>
          </table:table-cell>
          <table:table-cell table:style-name="Table4.B7" office:value-type="string">
            <text:p text:style-name="P11">Modify Requirements Document</text:p>
          </table:table-cell>
          <table:table-cell table:style-name="Table4.C7" office:value-type="string">
            <text:p text:style-name="P37">10</text:p>
          </table:table-cell>
          <table:table-cell table:style-name="Table4.D7" office:value-type="string">
            <text:p text:style-name="P11">Improve the quality of the requirements document in order to fi<text:span text:style-name="T22">nalize it</text:span></text:p>
          </table:table-cell>
        </table:table-row>
        <table:table-row table:style-name="Table4.1">
          <table:table-cell table:style-name="Table4.A8" office:value-type="string">
            <text:p text:style-name="P13">Andrea Bottoli, Lorenzo Pagliari, Marko Brcic, <text:span text:style-name="T11">Jorn Tillmanns</text:span></text:p>
          </table:table-cell>
          <table:table-cell table:style-name="Table4.B8" office:value-type="string">
            <text:p text:style-name="P13">Modify Design Document</text:p>
          </table:table-cell>
          <table:table-cell table:style-name="Table4.C8" office:value-type="string">
            <text:p text:style-name="P38">10</text:p>
          </table:table-cell>
          <table:table-cell table:style-name="Table4.D8" office:value-type="string">
            <text:p text:style-name="P14">Improve the quality of the design document in order to fi<text:span text:style-name="T22">nalize it</text:span></text:p>
          </table:table-cell>
        </table:table-row>
        <table:table-row table:style-name="Table4.1">
          <table:table-cell table:style-name="Table4.A9" office:value-type="string">
            <text:p text:style-name="P12">Dzana Kujan, Nikola <text:span text:style-name="T2">Radisavljevic, </text:span><text:span text:style-name="T16">Andrea Bottoli</text:span></text:p>
          </table:table-cell>
          <table:table-cell table:style-name="Table4.B9" office:value-type="string">
            <text:p text:style-name="P43">User Guide</text:p>
          </table:table-cell>
          <table:table-cell table:style-name="Table4.C9" office:value-type="string">
            <text:p text:style-name="P43">10</text:p>
          </table:table-cell>
          <table:table-cell table:style-name="Table4.D9" office:value-type="string">
            <text:p text:style-name="P43"><text:span text:style-name="T30">Finalize</text:span> the user guide manual that explains to the user how to use our product</text:p>
          </table:table-cell>
        </table:table-row>
        <table:table-row table:style-name="Table4.1">
          <table:table-cell table:style-name="Table4.A10" office:value-type="string">
            <text:p text:style-name="P12">Lorenzo Pagliari, Marko Brcic, <text:span text:style-name="T11">Jorn Tillmanns</text:span></text:p>
          </table:table-cell>
          <table:table-cell table:style-name="Table4.B10" office:value-type="string">
            <text:p text:style-name="P43">Installation Guide</text:p>
          </table:table-cell>
          <table:table-cell table:style-name="Table4.C10" office:value-type="string">
            <text:p text:style-name="P43">10</text:p>
          </table:table-cell>
          <table:table-cell table:style-name="Table4.D10" office:value-type="string">
            <text:p text:style-name="P43"><text:span text:style-name="T30">Finalize</text:span> the installation guide that explains to the user how to install our product both on Linux and Windows, and tells also what prerequisites are needed before the installation; it is needed to explain how to configure it</text:p>
          </table:table-cell>
        </table:table-row>
        <table:table-row table:style-name="Table4.1">
          <table:table-cell table:style-name="Table4.A11" office:value-type="string">
            <text:p text:style-name="P46">Dzana Kujan, Nikola Radisavljevic, Jorn Tillmanns</text:p>
          </table:table-cell>
          <table:table-cell table:style-name="Table4.A11" office:value-type="string">
            <text:p text:style-name="P44">Description of the project</text:p>
          </table:table-cell>
          <table:table-cell table:style-name="Table4.A11" office:value-type="string">
            <text:p text:style-name="P44">5</text:p>
          </table:table-cell>
          <table:table-cell table:style-name="Table4.D11" office:value-type="string">
            <text:p text:style-name="P44"><text:span text:style-name="T30">Finalize</text:span> the description of the project on the web page including purposes, features, a link to the <text:span text:style-name="T25">B</text:span>orgoforte bridge, a link to the AIPO site, etc</text:p>
          </table:table-cell>
        </table:table-row>
        <table:table-row table:style-name="Table4.1">
          <table:table-cell table:style-name="Table4.A11" office:value-type="string">
            <text:p text:style-name="P44">Dzana Kujan, Nikola Radisavljevic</text:p>
          </table:table-cell>
          <table:table-cell table:style-name="Table4.A11" office:value-type="string">
            <text:p text:style-name="P44">Fix labels</text:p>
          </table:table-cell>
          <table:table-cell table:style-name="Table4.A11" office:value-type="string">
            <text:p text:style-name="P44">5</text:p>
          </table:table-cell>
          <table:table-cell table:style-name="Table4.D11" office:value-type="string">
            <text:p text:style-name="P28"><text:span text:style-name="T20">Fix the labels in the current state &amp; historical pages </text:span><text:span text:style-name="T22">(also in the graphs) </text:span><text:span text:style-name="T20">putting the right measure units (m asl, </text:span><text:span text:style-name="T22">etc</text:span><text:span text:style-name="T20">) and adding the water height label (which is water level – bed river height)</text:span></text:p>
          </table:table-cell>
        </table:table-row>
        <table:table-row table:style-name="Table4.1">
          <table:table-cell table:style-name="Table4.A11" office:value-type="string">
            <text:p text:style-name="P45">Dzana Kujan, Nikola Radisavljevic</text:p>
          </table:table-cell>
          <table:table-cell table:style-name="Table4.A11" office:value-type="string">
            <text:p text:style-name="P47">Last timestamp footer</text:p>
          </table:table-cell>
          <table:table-cell table:style-name="Table4.A11" office:value-type="string">
            <text:p text:style-name="P47">5</text:p>
          </table:table-cell>
          <table:table-cell table:style-name="Table4.D11" office:value-type="string">
            <text:p text:style-name="P47">Add the last timestamp from 10 min table in to the footer</text:p>
          </table:table-cell>
        </table:table-row>
        <table:table-row table:style-name="Table4.1">
          <table:table-cell table:style-name="Table4.A11" office:value-type="string">
            <text:p text:style-name="P43">Andrea Bottoli</text:p>
          </table:table-cell>
          <table:table-cell table:style-name="Table4.A11" office:value-type="string">
            <text:p text:style-name="P43">Final Status Report </text:p>
          </table:table-cell>
          <table:table-cell table:style-name="Table4.A11" office:value-type="string">
            <text:p text:style-name="P43">5</text:p>
          </table:table-cell>
          <table:table-cell table:style-name="Table4.D11" office:value-type="string">
            <text:p text:style-name="P43"><text:span text:style-name="T30">Finalize</text:span> working on the final status report</text:p>
          </table:table-cell>
        </table:table-row>
        <table:table-row table:style-name="Table4.1">
          <table:table-cell table:style-name="Table4.A11" office:value-type="string">
            <text:p text:style-name="P15">Andrea Bottoli</text:p>
          </table:table-cell>
          <table:table-cell table:style-name="Table4.A11" office:value-type="string">
            <text:p text:style-name="P15">Summary Week Report</text:p>
          </table:table-cell>
          <table:table-cell table:style-name="Table4.A11" office:value-type="string">
            <text:p text:style-name="P11">2</text:p>
          </table:table-cell>
          <table:table-cell table:style-name="Table4.D11" office:value-type="string">
            <text:p text:style-name="P17">Write the summary week report</text:p>
          </table:table-cell>
        </table:table-row>
        <table:table-row table:style-name="Table4.1">
          <table:table-cell table:style-name="Table4.A11" office:value-type="string">
            <text:p text:style-name="P47"/>
          </table:table-cell>
          <table:table-cell table:style-name="Table4.A11" office:value-type="string">
            <text:p text:style-name="P47"/>
          </table:table-cell>
          <table:table-cell table:style-name="Table4.A11" office:value-type="string">
            <text:p text:style-name="P47"/>
          </table:table-cell>
          <table:table-cell table:style-name="Table4.D11" office:value-type="string">
            <text:p text:style-name="P47"/>
          </table:table-cell>
        </table:table-row>
        <table:table-row table:style-name="Table4.1">
          <table:table-cell table:style-name="Table4.A11" office:value-type="string">
            <text:p text:style-name="P44">Marko Brcic</text:p>
          </table:table-cell>
          <table:table-cell table:style-name="Table4.A11" office:value-type="string">
            <text:p text:style-name="P44">Fix statistics page</text:p>
          </table:table-cell>
          <table:table-cell table:style-name="Table4.A11" office:value-type="string">
            <text:p text:style-name="P44">10</text:p>
          </table:table-cell>
          <table:table-cell table:style-name="Table4.D11" office:value-type="string">
            <text:p text:style-name="P44">Fix the information in the statistical page: try to add more statistics</text:p>
          </table:table-cell>
        </table:table-row>
        <table:table-row table:style-name="Table4.1">
          <table:table-cell table:style-name="Table4.A11" office:value-type="string">
            <text:p text:style-name="P44">Marko Brcic</text:p>
          </table:table-cell>
          <table:table-cell table:style-name="Table4.A11" office:value-type="string">
            <text:p text:style-name="P44">All the sources on the site</text:p>
          </table:table-cell>
          <table:table-cell table:style-name="Table4.A11" office:value-type="string">
            <text:p text:style-name="P44">10</text:p>
          </table:table-cell>
          <table:table-cell table:style-name="Table4.D11" office:value-type="string">
            <text:p text:style-name="P44">Put all the sources (analog.<text:span text:style-name="T25">txt, </text:span>sonar.txt and pictures) in a unique folder called “Souces”</text:p>
          </table:table-cell>
        </table:table-row>
        <table:table-row table:style-name="Table4.1">
          <table:table-cell table:style-name="Table4.A11" office:value-type="string">
            <text:p text:style-name="P11">Marko Brcic</text:p>
          </table:table-cell>
          <table:table-cell table:style-name="Table4.A11" office:value-type="string">
            <text:p text:style-name="P11">Manage VM</text:p>
          </table:table-cell>
          <table:table-cell table:style-name="Table4.A11" office:value-type="string">
            <text:p text:style-name="P26">4</text:p>
          </table:table-cell>
          <table:table-cell table:style-name="Table4.D11" office:value-type="string">
            <text:p text:style-name="P11">Continue to manage the VM</text:p>
          </table:table-cell>
        </table:table-row>
        <table:table-row table:style-name="Table4.1">
          <table:table-cell table:style-name="Table4.A11" office:value-type="string">
            <text:p text:style-name="P44">Miraldi Fifo</text:p>
          </table:table-cell>
          <table:table-cell table:style-name="Table4.A11" office:value-type="string">
            <text:p text:style-name="P44">Test <text:span text:style-name="T25">Documents</text:span></text:p>
          </table:table-cell>
          <table:table-cell table:style-name="Table4.A11" office:value-type="string">
            <text:p text:style-name="P49">20</text:p>
          </table:table-cell>
          <table:table-cell table:style-name="Table4.D11" office:value-type="string">
            <text:p text:style-name="P44">Work on the <text:span text:style-name="T25">test report</text:span></text:p>
          </table:table-cell>
        </table:table-row>
      </table:table>
      <text:h text:style-name="P154" text:outline-level="2"/>
      <text:h text:style-name="P154" text:outline-level="2">Comments / Experiences / Problems</text:h>
      <text:p text:style-name="P25"/>
      <text:list xml:id="list8893049380440081633" text:style-name="L1">
        <text:list-item>
          <text:p text:style-name="P88">The DB is very huge: at this moment, we have more than <text:span text:style-name="T15">26'</text:span>000<text:span text:style-name="T15">'</text:span>000 tuples in Raw_Data table</text:p>
        </text:list-item>
        <text:list-item>
          <text:p text:style-name="P89">Founded some bugs in the project; we are fixing them</text:p>
        </text:list-item>
        <text:list-item>
          <text:p text:style-name="P90">Sometimes the VM is down, so we cannot use the DB and we have to stop our work</text:p>
        </text:list-item>
        <text:list-item>
          <text:p text:style-name="P91">This week we didn't work a lot because it was the Christmas Week and we take some time to relax ourself after working hard in the previous weeks</text:p>
        </text:list-item>
      </text:list>
      <text:p text:style-name="P8"/>
      <text:h text:style-name="P155" text:outline-level="2">Metrics</text:h>
      <text:p text:style-name="P8"/>
      <text:p text:style-name="P52">Milestones</text:p>
      <text:p text:style-name="P8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65">M-00<text:span text:style-name="T3">1</text:span></text:p></table:table-cell><table:table-cell table:style-name="Table6.B4" office:value-type="string"><text:p text:style-name="P61">Project Plan &amp; Vision</text:p></table:table-cell><table:table-cell table:style-name="Table6.C4" office:value-type="string"><text:p text:style-name="P61">All</text:p></table:table-cell><table:table-cell table:style-name="Table6.D4" office:value-type="string"><text:p text:style-name="P61">42</text:p></table:table-cell><table:table-cell table:style-name="Table6.E4" office:value-type="string"><text:p text:style-name="P61">42</text:p></table:table-cell><table:table-cell table:style-name="Table6.F4" office:value-type="string"><text:p text:style-name="P61">0</text:p></table:table-cell><table:table-cell table:style-name="Table6.G4" office:value-type="string"><text:p text:style-name="P61">4<text:span text:style-name="T3">3</text:span></text:p></table:table-cell><table:table-cell table:style-name="Table6.H4" office:value-type="string"><text:p text:style-name="P66"/></table:table-cell><table:table-cell table:style-name="Table6.I4" office:value-type="string"><text:p text:style-name="P9"/></table:table-cell></table:table-row><table:table-row table:style-name="Table6.4"><table:table-cell table:style-name="Table6.A5" office:value-type="string"><text:p text:style-name="P65">M-002</text:p></table:table-cell><table:table-cell table:style-name="Table6.B5" office:value-type="string"><text:p text:style-name="P62">Requirements gathering</text:p></table:table-cell><table:table-cell table:style-name="Table6.C5" office:value-type="string"><text:p text:style-name="P62">All</text:p></table:table-cell><table:table-cell table:style-name="Table6.D5" office:value-type="string"><text:p text:style-name="P62">43</text:p></table:table-cell><table:table-cell table:style-name="Table6.E5" office:value-type="string"><text:p text:style-name="P62">43</text:p></table:table-cell><table:table-cell table:style-name="Table6.F5" office:value-type="string"><text:p text:style-name="P62">0</text:p></table:table-cell><table:table-cell table:style-name="Table6.G5" office:value-type="string"><text:p text:style-name="P62">43</text:p></table:table-cell><table:table-cell table:style-name="Table6.H5" office:value-type="string"><text:p text:style-name="P9"/></table:table-cell><table:table-cell table:style-name="Table6.I5" office:value-type="string"><text:p text:style-name="P9"/></table:table-cell></table:table-row><table:table-row table:style-name="Table6.4"><table:table-cell table:style-name="Table6.A6" office:value-type="string"><text:p text:style-name="P67"><text:span text:style-name="T3">M-</text:span>00<text:span text:style-name="T3">3</text:span></text:p></table:table-cell><table:table-cell table:style-name="Table6.B6" office:value-type="string"><text:p text:style-name="P15">Requirements document</text:p></table:table-cell><table:table-cell table:style-name="Table6.C6" office:value-type="string"><text:p text:style-name="P15">All</text:p></table:table-cell><table:table-cell table:style-name="Table6.D6" office:value-type="string"><text:p text:style-name="P15">43</text:p></table:table-cell><table:table-cell table:style-name="Table6.E6" office:value-type="string"><text:p text:style-name="P15">44</text:p></table:table-cell><table:table-cell table:style-name="Table6.F6" office:value-type="string"><text:p text:style-name="P15">1</text:p></table:table-cell><table:table-cell table:style-name="Table6.G6" office:value-type="string"><text:p text:style-name="P15">43</text:p></table:table-cell><table:table-cell table:style-name="Table6.H6" office:value-type="string"><text:p text:style-name="P9"/></table:table-cell><table:table-cell table:style-name="Table6.I6" office:value-type="string"><text:p text:style-name="P9"/></table:table-cell></table:table-row><table:table-row table:style-name="Table6.4"><table:table-cell table:style-name="Table6.A7" office:value-type="string"><text:p text:style-name="P67"><text:span text:style-name="T3">M-</text:span>00<text:span text:style-name="T3">4</text:span></text:p></table:table-cell><table:table-cell table:style-name="Table6.B7" office:value-type="string"><text:p text:style-name="P15">System Design</text:p></table:table-cell><table:table-cell table:style-name="Table6.C7" office:value-type="string"><text:p text:style-name="P15">All</text:p></table:table-cell><table:table-cell table:style-name="Table6.D7" office:value-type="string"><text:p text:style-name="P15">43</text:p></table:table-cell><table:table-cell table:style-name="Table6.E7" office:value-type="string"><text:p text:style-name="P15">44</text:p></table:table-cell><table:table-cell table:style-name="Table6.F7" office:value-type="string"><text:p text:style-name="P15">0</text:p></table:table-cell><table:table-cell table:style-name="Table6.G7" office:value-type="string"><text:p text:style-name="P15">43</text:p></table:table-cell><table:table-cell table:style-name="Table6.H7" office:value-type="string"><text:p text:style-name="P9"/></table:table-cell><table:table-cell table:style-name="Table6.I7" office:value-type="string"><text:p text:style-name="P9"/></table:table-cell></table:table-row><table:table-row table:style-name="Table6.4"><table:table-cell table:style-name="Table6.A8" office:value-type="string"><text:p text:style-name="P68"><text:span text:style-name="T3">M-</text:span>00<text:span text:style-name="T4">5</text:span></text:p></table:table-cell><table:table-cell table:style-name="Table6.B8" office:value-type="string"><text:p text:style-name="P23">Requirement Document</text:p></table:table-cell><table:table-cell table:style-name="Table6.C8" office:value-type="string"><text:p text:style-name="P23">All</text:p></table:table-cell><table:table-cell table:style-name="Table6.D8" office:value-type="string"><text:p text:style-name="P23">44</text:p></table:table-cell><table:table-cell table:style-name="Table6.E8" office:value-type="string"><text:p text:style-name="P23">44</text:p></table:table-cell><table:table-cell table:style-name="Table6.F8" office:value-type="string"><text:p text:style-name="P23">0</text:p></table:table-cell><table:table-cell table:style-name="Table6.G8" office:value-type="string"><text:p text:style-name="P23">44</text:p></table:table-cell><table:table-cell table:style-name="Table6.H8" office:value-type="string"><text:p text:style-name="P9"/></table:table-cell><table:table-cell table:style-name="Table6.I8" office:value-type="string"><text:p text:style-name="P9"/></table:table-cell></table:table-row><table:table-row table:style-name="Table6.4"><table:table-cell table:style-name="Table6.A9" office:value-type="string"><text:p text:style-name="P68"><text:span text:style-name="T3">M-</text:span>00<text:span text:style-name="T4">6</text:span></text:p></table:table-cell><table:table-cell table:style-name="Table6.B9" office:value-type="string"><text:p text:style-name="P23">Design Document</text:p></table:table-cell><table:table-cell table:style-name="Table6.C9" office:value-type="string"><text:p text:style-name="P23">All</text:p></table:table-cell><table:table-cell table:style-name="Table6.D9" office:value-type="string"><text:p text:style-name="P23">44</text:p></table:table-cell><table:table-cell table:style-name="Table6.E9" office:value-type="string"><text:p text:style-name="P23">44</text:p></table:table-cell><table:table-cell table:style-name="Table6.F9" office:value-type="string"><text:p text:style-name="P23">0</text:p></table:table-cell><table:table-cell table:style-name="Table6.G9" office:value-type="string"><text:p text:style-name="P23">44</text:p></table:table-cell><table:table-cell table:style-name="Table6.H9" office:value-type="string"><text:p text:style-name="P9"/></table:table-cell><table:table-cell table:style-name="Table6.I9" office:value-type="string"><text:p text:style-name="P9"/></table:table-cell></table:table-row><table:table-row table:style-name="Table6.4"><table:table-cell table:style-name="Table6.A10" office:value-type="string"><text:p text:style-name="P68"><text:span text:style-name="T3">M-</text:span>00<text:span text:style-name="T4">7</text:span></text:p></table:table-cell><table:table-cell table:style-name="Table6.B10" office:value-type="string"><text:p text:style-name="P23">Status Report</text:p></table:table-cell><table:table-cell table:style-name="Table6.C10" office:value-type="string"><text:p text:style-name="P23">All</text:p></table:table-cell><table:table-cell table:style-name="Table6.D10" office:value-type="string"><text:p text:style-name="P23">44</text:p></table:table-cell><table:table-cell table:style-name="Table6.E10" office:value-type="string"><text:p text:style-name="P23">44</text:p></table:table-cell><table:table-cell table:style-name="Table6.F10" office:value-type="string"><text:p text:style-name="P23">0</text:p></table:table-cell><table:table-cell table:style-name="Table6.G10" office:value-type="string"><text:p text:style-name="P23">44</text:p></table:table-cell><table:table-cell table:style-name="Table6.H10" office:value-type="string"><text:p text:style-name="P9"/></table:table-cell><table:table-cell table:style-name="Table6.I10" office:value-type="string"><text:p text:style-name="P9"/></table:table-cell></table:table-row><table:table-row table:style-name="Table6.4"><table:table-cell table:style-name="Table6.A11" office:value-type="string"><text:p text:style-name="P69">M-008</text:p></table:table-cell><table:table-cell table:style-name="Table6.B11" office:value-type="string"><text:p text:style-name="P64">Organize Repository</text:p></table:table-cell><table:table-cell table:style-name="Table6.C11" office:value-type="string"><text:p text:style-name="P64">Marko Brcic</text:p></table:table-cell><table:table-cell table:style-name="Table6.D11" office:value-type="string"><text:p text:style-name="P64">45</text:p></table:table-cell><table:table-cell table:style-name="Table6.E11" office:value-type="string"><text:p text:style-name="P64">45</text:p></table:table-cell><table:table-cell table:style-name="Table6.F11" office:value-type="string"><text:p text:style-name="P64">0</text:p></table:table-cell><table:table-cell table:style-name="Table6.G11" office:value-type="string"><text:p text:style-name="P64">45</text:p></table:table-cell><table:table-cell table:style-name="Table6.H11" office:value-type="string"><text:p text:style-name="P66"/></table:table-cell><table:table-cell table:style-name="Table6.I11" office:value-type="string"><text:p text:style-name="P9"/></table:table-cell></table:table-row><table:table-row table:style-name="Table6.4"><table:table-cell table:style-name="Table6.A12" office:value-type="string"><text:p text:style-name="P70">M-009</text:p></table:table-cell><table:table-cell table:style-name="Table6.B12" office:value-type="string"><text:p text:style-name="P64">Team Policies</text:p></table:table-cell><table:table-cell table:style-name="Table6.C12" office:value-type="string"><text:p text:style-name="P64">Marko Brcic</text:p></table:table-cell><table:table-cell table:style-name="Table6.D12" office:value-type="string"><text:p text:style-name="P64">45</text:p></table:table-cell><table:table-cell table:style-name="Table6.E12" office:value-type="string"><text:p text:style-name="P64">45</text:p></table:table-cell><table:table-cell table:style-name="Table6.F12" office:value-type="string"><text:p text:style-name="P64">0</text:p></table:table-cell><table:table-cell table:style-name="Table6.G12" office:value-type="string"><text:p text:style-name="P64">45</text:p></table:table-cell><table:table-cell table:style-name="Table6.H12" office:value-type="string"><text:p text:style-name="P9"/></table:table-cell><table:table-cell table:style-name="Table6.I12" office:value-type="string"><text:p text:style-name="P9"/></table:table-cell></table:table-row><table:table-row table:style-name="Table6.4"><table:table-cell table:style-name="Table6.A13" office:value-type="string"><text:p text:style-name="P71">M-010</text:p></table:table-cell><table:table-cell table:style-name="Table6.B13" office:value-type="string"><text:p text:style-name="P24">Share telephone number</text:p></table:table-cell><table:table-cell table:style-name="Table6.C13" office:value-type="string"><text:p text:style-name="P24">All</text:p></table:table-cell><table:table-cell table:style-name="Table6.D13" office:value-type="string"><text:p text:style-name="P24">45</text:p></table:table-cell><table:table-cell table:style-name="Table6.E13" office:value-type="string"><text:p text:style-name="P24">45</text:p></table:table-cell><table:table-cell table:style-name="Table6.F13" office:value-type="string"><text:p text:style-name="P24">0</text:p></table:table-cell><table:table-cell table:style-name="Table6.G13" office:value-type="string"><text:p text:style-name="P24">45</text:p></table:table-cell><table:table-cell table:style-name="Table6.H13" office:value-type="string"><text:p text:style-name="P9"/></table:table-cell><table:table-cell table:style-name="Table6.I13" office:value-type="string"><text:p text:style-name="P9"/></table:table-cell></table:table-row><table:table-row table:style-name="Table6.4"><table:table-cell table:style-name="Table6.A14" office:value-type="string"><text:p text:style-name="P71">M-011</text:p></table:table-cell><table:table-cell table:style-name="Table6.B14" office:value-type="string"><text:p text:style-name="P24">Modify Requirement Doc</text:p></table:table-cell><table:table-cell table:style-name="Table6.C14" office:value-type="string"><text:p text:style-name="P24">Dzana Kujan</text:p></table:table-cell><table:table-cell table:style-name="Table6.D14" office:value-type="string"><text:p text:style-name="P24">45</text:p></table:table-cell><table:table-cell table:style-name="Table6.E14" office:value-type="string"><text:p text:style-name="P24">46</text:p></table:table-cell><table:table-cell table:style-name="Table6.F14" office:value-type="string"><text:p text:style-name="P24">1</text:p></table:table-cell><table:table-cell table:style-name="Table6.G14" office:value-type="string"><text:p text:style-name="P24">45</text:p></table:table-cell><table:table-cell table:style-name="Table6.H14" office:value-type="string"><text:p text:style-name="P9"/></table:table-cell><table:table-cell table:style-name="Table6.I14" office:value-type="string"><text:p text:style-name="P9"/></table:table-cell></table:table-row><table:table-row table:style-name="Table6.4"><table:table-cell table:style-name="Table6.A15" office:value-type="string"><text:p text:style-name="P71">M-012</text:p></table:table-cell><table:table-cell table:style-name="Table6.B15" office:value-type="string"><text:p text:style-name="P24">Modify Design Doc</text:p></table:table-cell><table:table-cell table:style-name="Table6.C15" office:value-type="string"><text:p text:style-name="P24">Lorenzo Pagliari</text:p></table:table-cell><table:table-cell table:style-name="Table6.D15" office:value-type="string"><text:p text:style-name="P24">45</text:p></table:table-cell><table:table-cell table:style-name="Table6.E15" office:value-type="string"><text:p text:style-name="P24">46</text:p></table:table-cell><table:table-cell table:style-name="Table6.F15" office:value-type="string"><text:p text:style-name="P24">1</text:p></table:table-cell><table:table-cell table:style-name="Table6.G15" office:value-type="string"><text:p text:style-name="P24">45</text:p></table:table-cell><table:table-cell table:style-name="Table6.H15" office:value-type="string"><text:p text:style-name="P9"/></table:table-cell><table:table-cell table:style-name="Table6.I15" office:value-type="string"><text:p text:style-name="P9"/></table:table-cell></table:table-row><table:table-row table:style-name="Table6.4"><table:table-cell table:style-name="Table6.A16" office:value-type="string"><text:p text:style-name="P71">M-013</text:p></table:table-cell><table:table-cell table:style-name="Table6.B16" office:value-type="string"><text:p text:style-name="P24">Setup tools on PC</text:p></table:table-cell><table:table-cell table:style-name="Table6.C16" office:value-type="string"><text:p text:style-name="P24">All</text:p></table:table-cell><table:table-cell table:style-name="Table6.D16" office:value-type="string"><text:p text:style-name="P24">45</text:p></table:table-cell><table:table-cell table:style-name="Table6.E16" office:value-type="string"><text:p text:style-name="P24">45</text:p></table:table-cell><table:table-cell table:style-name="Table6.F16" office:value-type="string"><text:p text:style-name="P24">0</text:p></table:table-cell><table:table-cell table:style-name="Table6.G16" office:value-type="string"><text:p text:style-name="P24">45</text:p></table:table-cell><table:table-cell table:style-name="Table6.H16" office:value-type="string"><text:p text:style-name="P9"/></table:table-cell><table:table-cell table:style-name="Table6.I16" office:value-type="string"><text:p text:style-name="P9"/></table:table-cell></table:table-row><table:table-row table:style-name="Table6.4"><table:table-cell table:style-name="Table6.A17" office:value-type="string"><text:p text:style-name="P71">M-014</text:p></table:table-cell><table:table-cell table:style-name="Table6.B17" office:value-type="string"><text:p text:style-name="P23">Change DB</text:p></table:table-cell><table:table-cell table:style-name="Table6.C17" office:value-type="string"><text:p text:style-name="P23">Jorn Tillmanns</text:p></table:table-cell><table:table-cell table:style-name="Table6.D17" office:value-type="string"><text:p text:style-name="P23">45</text:p></table:table-cell><table:table-cell table:style-name="Table6.E17" office:value-type="string"><text:p text:style-name="P23">45</text:p></table:table-cell><table:table-cell table:style-name="Table6.F17" office:value-type="string"><text:p text:style-name="P23">0</text:p></table:table-cell><table:table-cell table:style-name="Table6.G17" office:value-type="string"><text:p text:style-name="P23">45</text:p></table:table-cell><table:table-cell table:style-name="Table6.H17" office:value-type="string"><text:p text:style-name="P9"/></table:table-cell><table:table-cell table:style-name="Table6.I17" office:value-type="string"><text:p text:style-name="P9"/></table:table-cell></table:table-row><table:table-row table:style-name="Table6.4"><table:table-cell table:style-name="Table6.A18" office:value-type="string"><text:p text:style-name="P72">M-015</text:p></table:table-cell><table:table-cell table:style-name="Table6.B18" office:value-type="string"><text:p text:style-name="P61">Implementation Parser</text:p></table:table-cell><table:table-cell table:style-name="Table6.C18" office:value-type="string"><text:p text:style-name="P61">Jorn Tillmanns</text:p></table:table-cell><table:table-cell table:style-name="Table6.D18" office:value-type="string"><text:p text:style-name="P61">45</text:p></table:table-cell><table:table-cell table:style-name="Table6.E18" office:value-type="string"><text:p text:style-name="P61">45</text:p></table:table-cell><table:table-cell table:style-name="Table6.F18" office:value-type="string"><text:p text:style-name="P61">0</text:p></table:table-cell><table:table-cell table:style-name="Table6.G18" office:value-type="string"><text:p text:style-name="P63">45</text:p></table:table-cell><table:table-cell table:style-name="Table6.H18" office:value-type="string"><text:p text:style-name="P66"/></table:table-cell><table:table-cell table:style-name="Table6.I18" office:value-type="string"><text:p text:style-name="P9"/></table:table-cell></table:table-row><table:table-row table:style-name="Table6.4"><table:table-cell table:style-name="Table6.A19" office:value-type="string"><text:p text:style-name="P65">M-016</text:p></table:table-cell><table:table-cell table:style-name="Table6.B19" office:value-type="string"><text:p text:style-name="P62">Implementation DAO</text:p></table:table-cell><table:table-cell table:style-name="Table6.C19" office:value-type="string"><text:p text:style-name="P62">Jorn Tillmanns</text:p></table:table-cell><table:table-cell table:style-name="Table6.D19" office:value-type="string"><text:p text:style-name="P62">45</text:p></table:table-cell><table:table-cell table:style-name="Table6.E19" office:value-type="string"><text:p text:style-name="P62">45</text:p></table:table-cell><table:table-cell table:style-name="Table6.F19" office:value-type="string"><text:p text:style-name="P62">0</text:p></table:table-cell><table:table-cell table:style-name="Table6.G19" office:value-type="string"><text:p text:style-name="P62">45</text:p></table:table-cell><table:table-cell table:style-name="Table6.H19" office:value-type="string"><text:p text:style-name="P9"/></table:table-cell><table:table-cell table:style-name="Table6.I19" office:value-type="string"><text:p text:style-name="P9"/></table:table-cell></table:table-row><table:table-row table:style-name="Table6.4"><table:table-cell table:style-name="Table6.A20" office:value-type="string"><text:p text:style-name="P73">M-017</text:p></table:table-cell><table:table-cell table:style-name="Table6.B20" office:value-type="string"><text:p text:style-name="P15">Start Implementation Math</text:p></table:table-cell><table:table-cell table:style-name="Table6.C20" office:value-type="string"><text:p text:style-name="P15">Andrea Bottoli</text:p></table:table-cell><table:table-cell table:style-name="Table6.D20" office:value-type="string"><text:p text:style-name="P15">45</text:p></table:table-cell><table:table-cell table:style-name="Table6.E20" office:value-type="string"><text:p text:style-name="P15">46</text:p></table:table-cell><table:table-cell table:style-name="Table6.F20" office:value-type="string"><text:p text:style-name="P24">1</text:p></table:table-cell><table:table-cell table:style-name="Table6.G20" office:value-type="string"><text:p text:style-name="P15">45</text:p></table:table-cell><table:table-cell table:style-name="Table6.H20" office:value-type="string"><text:p text:style-name="P9"/></table:table-cell><table:table-cell table:style-name="Table6.I20" office:value-type="string"><text:p text:style-name="P9"/></table:table-cell></table:table-row><table:table-row table:style-name="Table6.4"><table:table-cell table:style-name="Table6.A21" office:value-type="string"><text:p text:style-name="P75">M-018</text:p></table:table-cell><table:table-cell table:style-name="Table6.B21" office:value-type="string"><text:p text:style-name="P26">Test Parser</text:p></table:table-cell><table:table-cell table:style-name="Table6.C21" office:value-type="string"><text:p text:style-name="P26">Miraldi Fifo</text:p></table:table-cell><table:table-cell table:style-name="Table6.D21" office:value-type="string"><text:p text:style-name="P26">46</text:p></table:table-cell><table:table-cell table:style-name="Table6.E21" office:value-type="string"><text:p text:style-name="P26">4<text:span text:style-name="T7">7</text:span></text:p></table:table-cell><table:table-cell table:style-name="Table6.F21" office:value-type="string"><text:p text:style-name="P30">0</text:p></table:table-cell><table:table-cell table:style-name="Table6.G21" office:value-type="string"><text:p text:style-name="P26">4<text:span text:style-name="T7">6</text:span></text:p></table:table-cell><table:table-cell table:style-name="Table6.H21" office:value-type="string"><text:p text:style-name="P9"/></table:table-cell><table:table-cell table:style-name="Table6.I21" office:value-type="string"><text:p text:style-name="P9"/></table:table-cell></table:table-row><table:table-row table:style-name="Table6.4"><table:table-cell table:style-name="Table6.A22" office:value-type="string"><text:p text:style-name="P74">M-01<text:span text:style-name="T6">9</text:span></text:p></table:table-cell><table:table-cell table:style-name="Table6.B22" office:value-type="string"><text:p text:style-name="P26">Test Classes alpha prot.</text:p></table:table-cell><table:table-cell table:style-name="Table6.C22" office:value-type="string"><text:p text:style-name="P26">Miraldi Fifo</text:p></table:table-cell><table:table-cell table:style-name="Table6.D22" office:value-type="string"><text:p text:style-name="P26">46</text:p></table:table-cell><table:table-cell table:style-name="Table6.E22" office:value-type="string"><text:p text:style-name="P26">47</text:p></table:table-cell><table:table-cell table:style-name="Table6.F22" office:value-type="string"><text:p text:style-name="P30">0</text:p></table:table-cell><table:table-cell table:style-name="Table6.G22" office:value-type="string"><text:p text:style-name="P26">4<text:span text:style-name="T7">6</text:span></text:p></table:table-cell><table:table-cell table:style-name="Table6.H22" office:value-type="string"><text:p text:style-name="P9"/></table:table-cell><table:table-cell table:style-name="Table6.I22" office:value-type="string"><text:p text:style-name="P9"/></table:table-cell></table:table-row><table:table-row table:style-name="Table6.4"><table:table-cell table:style-name="Table6.A28" office:value-type="string"><text:p text:style-name="P74">M-0<text:span text:style-name="T6">20</text:span></text:p></table:table-cell><table:table-cell table:style-name="Table6.B23" office:value-type="string"><text:p text:style-name="P26">Alpha prototype</text:p></table:table-cell><table:table-cell table:style-name="Table6.C23" office:value-type="string"><text:p text:style-name="P30">All</text:p></table:table-cell><table:table-cell table:style-name="Table6.D23" office:value-type="string"><text:p text:style-name="P26">46</text:p></table:table-cell><table:table-cell table:style-name="Table6.E23" office:value-type="string"><text:p text:style-name="P26">4<text:span text:style-name="T7">8</text:span></text:p></table:table-cell><table:table-cell table:style-name="Table6.F23" office:value-type="string"><text:p text:style-name="P30">2</text:p></table:table-cell><table:table-cell table:style-name="Table6.G23" office:value-type="string"><text:p text:style-name="P26">4<text:span text:style-name="T7">6</text:span></text:p></table:table-cell><table:table-cell table:style-name="Table6.H23" office:value-type="string"><text:p text:style-name="P9"/></table:table-cell><table:table-cell table:style-name="Table6.I23" office:value-type="string"><text:p text:style-name="P9"/></table:table-cell></table:table-row><table:table-row table:style-name="Table6.4"><table:table-cell table:style-name="Table6.A28" office:value-type="string"><text:p text:style-name="P76">M-021</text:p></table:table-cell><table:table-cell table:style-name="Table6.B24" office:value-type="string"><text:p text:style-name="P30">Requirements Gathering</text:p></table:table-cell><table:table-cell table:style-name="Table6.C24" office:value-type="string"><text:p text:style-name="P30">Andrea Bottoli</text:p></table:table-cell><table:table-cell table:style-name="Table6.D24" office:value-type="string"><text:p text:style-name="P30">47</text:p></table:table-cell><table:table-cell table:style-name="Table6.E24" office:value-type="string"><text:p text:style-name="P30">47</text:p></table:table-cell><table:table-cell table:style-name="Table6.F24" office:value-type="string"><text:p text:style-name="P30">0</text:p></table:table-cell><table:table-cell table:style-name="Table6.G24" office:value-type="string"><text:p text:style-name="P30">47</text:p></table:table-cell><table:table-cell table:style-name="Table6.H24" office:value-type="string"><text:p text:style-name="P9"/></table:table-cell><table:table-cell table:style-name="Table6.I24" office:value-type="string"><text:p text:style-name="P9"/></table:table-cell></table:table-row><table:table-row table:style-name="Table6.4"><table:table-cell table:style-name="Table6.A28" office:value-type="string"><text:p text:style-name="P76">M-022</text:p></table:table-cell><table:table-cell table:style-name="Table6.B25" office:value-type="string"><text:p text:style-name="P30">Update Design Doc.</text:p></table:table-cell><table:table-cell table:style-name="Table6.C25" office:value-type="string"><text:p text:style-name="P30">Andrea Bottoli</text:p></table:table-cell><table:table-cell table:style-name="Table6.D25" office:value-type="string"><text:p text:style-name="P30">47</text:p></table:table-cell><table:table-cell table:style-name="Table6.E25" office:value-type="string"><text:p text:style-name="P30">48</text:p></table:table-cell><table:table-cell table:style-name="Table6.F25" office:value-type="string"><text:p text:style-name="P34">0</text:p></table:table-cell><table:table-cell table:style-name="Table6.G25" office:value-type="string"><text:p text:style-name="P30">4<text:span text:style-name="T10">8</text:span></text:p></table:table-cell><table:table-cell table:style-name="Table6.H25" office:value-type="string"><text:p text:style-name="P9"/></table:table-cell><table:table-cell table:style-name="Table6.I25" office:value-type="string"><text:p text:style-name="P9"/></table:table-cell></table:table-row><table:table-row table:style-name="Table6.4"><table:table-cell table:style-name="Table6.A28" office:value-type="string"><text:p text:style-name="P76">M-023</text:p></table:table-cell><table:table-cell table:style-name="Table6.B26" office:value-type="string"><text:p text:style-name="P30">Update Requirem. Doc.</text:p></table:table-cell><table:table-cell table:style-name="Table6.C26" office:value-type="string"><text:p text:style-name="P30">Dzana Kujan</text:p></table:table-cell><table:table-cell table:style-name="Table6.D26" office:value-type="string"><text:p text:style-name="P30">47</text:p></table:table-cell><table:table-cell table:style-name="Table6.E26" office:value-type="string"><text:p text:style-name="P30">48</text:p></table:table-cell><table:table-cell table:style-name="Table6.F26" office:value-type="string"><text:p text:style-name="P34">0</text:p></table:table-cell><table:table-cell table:style-name="Table6.G26" office:value-type="string"><text:p text:style-name="P30">4<text:span text:style-name="T10">8</text:span></text:p></table:table-cell><table:table-cell table:style-name="Table6.H26" office:value-type="string"><text:p text:style-name="P9"/></table:table-cell><table:table-cell table:style-name="Table6.I26" office:value-type="string"><text:p text:style-name="P9"/></table:table-cell></table:table-row><table:table-row table:style-name="Table6.4"><table:table-cell table:style-name="Table6.A28" office:value-type="string"><text:p text:style-name="P76">M-024</text:p></table:table-cell><table:table-cell table:style-name="Table6.B27" office:value-type="string"><text:p text:style-name="P30">Finalize Math Engine</text:p></table:table-cell><table:table-cell table:style-name="Table6.C27" office:value-type="string"><text:p text:style-name="P30">Lorenzo Pagliari</text:p></table:table-cell><table:table-cell table:style-name="Table6.D27" office:value-type="string"><text:p text:style-name="P30">48</text:p></table:table-cell><table:table-cell table:style-name="Table6.E27" office:value-type="string"><text:p text:style-name="P30">49</text:p></table:table-cell><table:table-cell table:style-name="Table6.F27" office:value-type="string"><text:p text:style-name="P34">1</text:p></table:table-cell><table:table-cell table:style-name="Table6.G27" office:value-type="string"><text:p text:style-name="P30">4<text:span text:style-name="T10">8</text:span></text:p></table:table-cell><table:table-cell table:style-name="Table6.H27" office:value-type="string"><text:p text:style-name="P9"/></table:table-cell><table:table-cell table:style-name="Table6.I27" office:value-type="string"><text:p text:style-name="P9"/></table:table-cell></table:table-row><table:table-row table:style-name="Table6.4"><table:table-cell table:style-name="Table6.A28" office:value-type="string"><text:p text:style-name="P76">M-025</text:p></table:table-cell><table:table-cell table:style-name="Table6.B28" office:value-type="string"><text:p text:style-name="P30">Web Design</text:p></table:table-cell><table:table-cell table:style-name="Table6.C28" office:value-type="string"><text:p text:style-name="P30">Miraldi Fifo</text:p></table:table-cell><table:table-cell table:style-name="Table6.D28" office:value-type="string"><text:p text:style-name="P30">48</text:p></table:table-cell><table:table-cell table:style-name="Table6.E28" office:value-type="string"><text:p text:style-name="P30">49</text:p></table:table-cell><table:table-cell table:style-name="Table6.F28" office:value-type="string"><text:p text:style-name="P34">1</text:p></table:table-cell><table:table-cell table:style-name="Table6.G28" office:value-type="string"><text:p text:style-name="P30">4<text:span text:style-name="T10">8</text:span></text:p></table:table-cell><table:table-cell table:style-name="Table6.H28" office:value-type="string"><text:p text:style-name="P9"/></table:table-cell><table:table-cell table:style-name="Table6.I28" office:value-type="string"><text:p text:style-name="P9"/></table:table-cell></table:table-row><table:table-row table:style-name="Table6.4"><table:table-cell table:style-name="Table6.A34" office:value-type="string"><text:p text:style-name="P76">M-026</text:p></table:table-cell><table:table-cell table:style-name="Table6.B29" office:value-type="string"><text:p text:style-name="P34">Status Report</text:p></table:table-cell><table:table-cell table:style-name="Table6.C29" office:value-type="string"><text:p text:style-name="P34">All</text:p></table:table-cell><table:table-cell table:style-name="Table6.D29" office:value-type="string"><text:p text:style-name="P34">49</text:p></table:table-cell><table:table-cell table:style-name="Table6.E29" office:value-type="string"><text:p text:style-name="P34">49</text:p></table:table-cell><table:table-cell table:style-name="Table6.F29" office:value-type="string"><text:p text:style-name="P34">0</text:p></table:table-cell><table:table-cell table:style-name="Table6.G29" office:value-type="string"><text:p text:style-name="P34">48</text:p></table:table-cell><table:table-cell table:style-name="Table6.H29" office:value-type="string"><text:p text:style-name="P9"/></table:table-cell><table:table-cell table:style-name="Table6.I29" office:value-type="string"><text:p text:style-name="P9"/></table:table-cell></table:table-row><table:table-row table:style-name="Table6.4"><table:table-cell table:style-name="Table6.A34" office:value-type="string"><text:p text:style-name="P77">M-027</text:p></table:table-cell><table:table-cell table:style-name="Table6.B30" office:value-type="string"><text:p text:style-name="P34">UserLoginSystem</text:p></table:table-cell><table:table-cell table:style-name="Table6.C30" office:value-type="string"><text:p text:style-name="P34">Jorn Tillmanns</text:p></table:table-cell><table:table-cell table:style-name="Table6.D30" office:value-type="string"><text:p text:style-name="P34">49</text:p></table:table-cell><table:table-cell table:style-name="Table6.E30" office:value-type="string"><text:p text:style-name="P34">50</text:p></table:table-cell><table:table-cell table:style-name="Table6.F30" office:value-type="string"><text:p text:style-name="P34">1</text:p></table:table-cell><table:table-cell table:style-name="Table6.G30" office:value-type="string"><text:p text:style-name="P34">48</text:p></table:table-cell><table:table-cell table:style-name="Table6.H30" office:value-type="string"><text:p text:style-name="P9"/></table:table-cell><table:table-cell table:style-name="Table6.I30" office:value-type="string"><text:p text:style-name="P9"/></table:table-cell></table:table-row><table:table-row table:style-name="Table6.4"><table:table-cell table:style-name="Table6.A34" office:value-type="string"><text:p text:style-name="P77">M-028</text:p></table:table-cell><table:table-cell table:style-name="Table6.B31" office:value-type="string"><text:p text:style-name="P34">Finalize Math Engine</text:p></table:table-cell><table:table-cell table:style-name="Table6.C31" office:value-type="string"><text:p text:style-name="P34">Lorenzo Pagliari</text:p></table:table-cell><table:table-cell table:style-name="Table6.D31" office:value-type="string"><text:p text:style-name="P34">49</text:p></table:table-cell><table:table-cell table:style-name="Table6.E31" office:value-type="string"><text:p text:style-name="P34">50</text:p></table:table-cell><table:table-cell table:style-name="Table6.F31" office:value-type="string"><text:p text:style-name="P39">0</text:p></table:table-cell><table:table-cell table:style-name="Table6.G31" office:value-type="string"><text:p text:style-name="P34">4<text:span text:style-name="T12">9</text:span></text:p></table:table-cell><table:table-cell table:style-name="Table6.H31" office:value-type="string"><text:p text:style-name="P9"/></table:table-cell><table:table-cell table:style-name="Table6.I31" office:value-type="string"><text:p text:style-name="P9"/></table:table-cell></table:table-row><table:table-row table:style-name="Table6.4"><table:table-cell table:style-name="Table6.A34" office:value-type="string"><text:p text:style-name="P77">M-029</text:p></table:table-cell><table:table-cell table:style-name="Table6.B32" office:value-type="string"><text:p text:style-name="P34">Junit tests <text:span text:style-name="T13">v1</text:span></text:p></table:table-cell><table:table-cell table:style-name="Table6.C32" office:value-type="string"><text:p text:style-name="P34">Miraldi Fifo</text:p></table:table-cell><table:table-cell table:style-name="Table6.D32" office:value-type="string"><text:p text:style-name="P34">49</text:p></table:table-cell><table:table-cell table:style-name="Table6.E32" office:value-type="string"><text:p text:style-name="P34">50</text:p></table:table-cell><table:table-cell table:style-name="Table6.F32" office:value-type="string"><text:p text:style-name="P39">0</text:p></table:table-cell><table:table-cell table:style-name="Table6.G32" office:value-type="string"><text:p text:style-name="P34">4<text:span text:style-name="T12">9</text:span></text:p></table:table-cell><table:table-cell table:style-name="Table6.H32" office:value-type="string"><text:p text:style-name="P9"/></table:table-cell><table:table-cell table:style-name="Table6.I32" office:value-type="string"><text:p text:style-name="P9"/></table:table-cell></table:table-row><table:table-row table:style-name="Table6.4"><table:table-cell table:style-name="Table6.A34" office:value-type="string"><text:p text:style-name="P77">M-030</text:p></table:table-cell><table:table-cell table:style-name="Table6.B33" office:value-type="string"><text:p text:style-name="P34">Web Site Mockups</text:p></table:table-cell><table:table-cell table:style-name="Table6.C33" office:value-type="string"><text:p text:style-name="P34">Nikola Radisavljevic</text:p></table:table-cell><table:table-cell table:style-name="Table6.D33" office:value-type="string"><text:p text:style-name="P34">49</text:p></table:table-cell><table:table-cell table:style-name="Table6.E33" office:value-type="string"><text:p text:style-name="P34">49</text:p></table:table-cell><table:table-cell table:style-name="Table6.F33" office:value-type="string"><text:p text:style-name="P34">0</text:p></table:table-cell><table:table-cell table:style-name="Table6.G33" office:value-type="string"><text:p text:style-name="P34">4<text:span text:style-name="T12">9</text:span></text:p></table:table-cell><table:table-cell table:style-name="Table6.H33" office:value-type="string"><text:p text:style-name="P9"/></table:table-cell><table:table-cell table:style-name="Table6.I33" office:value-type="string"><text:p text:style-name="P9"/></table:table-cell></table:table-row><table:table-row table:style-name="Table6.4"><table:table-cell table:style-name="Table6.A34" office:value-type="string"><text:p text:style-name="P77">M-031</text:p></table:table-cell><table:table-cell table:style-name="Table6.B34" office:value-type="string"><text:p text:style-name="P34">Web Site Graphs</text:p></table:table-cell><table:table-cell table:style-name="Table6.C34" office:value-type="string"><text:p text:style-name="P30">Dzana Kujan</text:p></table:table-cell><table:table-cell table:style-name="Table6.D34" office:value-type="string"><text:p text:style-name="P30">49</text:p></table:table-cell><table:table-cell table:style-name="Table6.E34" office:value-type="string"><text:p text:style-name="P30">50</text:p></table:table-cell><table:table-cell table:style-name="Table6.F34" office:value-type="string"><text:p text:style-name="P39">0</text:p></table:table-cell><table:table-cell table:style-name="Table6.G34" office:value-type="string"><text:p text:style-name="P35">4<text:span text:style-name="T12">9</text:span></text:p></table:table-cell><table:table-cell table:style-name="Table6.H34" office:value-type="string"><text:p text:style-name="P9"/></table:table-cell><table:table-cell table:style-name="Table6.I34" office:value-type="string"><text:p text:style-name="P9"/></table:table-cell></table:table-row><table:table-row table:style-name="Table6.4"><table:table-cell table:style-name="Table6.A42" office:value-type="string"><text:p text:style-name="P77">M-032</text:p></table:table-cell><table:table-cell table:style-name="Table6.B42" office:value-type="string"><text:p text:style-name="P30">Beta Prototype</text:p></table:table-cell><table:table-cell table:style-name="Table6.C42" office:value-type="string"><text:p text:style-name="P30">All</text:p></table:table-cell><table:table-cell table:style-name="Table6.D42" office:value-type="string"><text:p text:style-name="P30">50</text:p></table:table-cell><table:table-cell table:style-name="Table6.E42" office:value-type="string"><text:p text:style-name="P30">51</text:p></table:table-cell><table:table-cell table:style-name="Table6.F42" office:value-type="string"><text:p text:style-name="P39">0</text:p></table:table-cell><table:table-cell table:style-name="Table6.G42" office:value-type="string"><text:p text:style-name="P40">50</text:p></table:table-cell><table:table-cell table:style-name="Table6.H42" office:value-type="string"><text:p text:style-name="P9"/></table:table-cell><table:table-cell table:style-name="Table6.I42" office:value-type="string"><text:p text:style-name="P9"/></table:table-cell></table:table-row><table:table-row table:style-name="Table6.4"><table:table-cell table:style-name="Table6.A42" office:value-type="string"><text:p text:style-name="P78">M-033</text:p></table:table-cell><table:table-cell table:style-name="Table6.B42" office:value-type="string"><text:p text:style-name="P40">Beta Prototype pres.</text:p></table:table-cell><table:table-cell table:style-name="Table6.C42" office:value-type="string"><text:p text:style-name="P40">Lorenzo Pagliari</text:p></table:table-cell><table:table-cell table:style-name="Table6.D42" office:value-type="string"><text:p text:style-name="P40">51</text:p></table:table-cell><table:table-cell table:style-name="Table6.E42" office:value-type="string"><text:p text:style-name="P40">51</text:p></table:table-cell><table:table-cell table:style-name="Table6.F42" office:value-type="string"><text:p text:style-name="P40">0</text:p></table:table-cell><table:table-cell table:style-name="Table6.G42" office:value-type="string"><text:p text:style-name="P40">51</text:p></table:table-cell><table:table-cell table:style-name="Table6.H42" office:value-type="string"><text:p text:style-name="P9"/></table:table-cell><table:table-cell table:style-name="Table6.I42" office:value-type="string"><text:p text:style-name="P9"/></table:table-cell></table:table-row><table:table-row table:style-name="Table6.4"><table:table-cell table:style-name="Table6.A42" office:value-type="string"><text:p text:style-name="P78">M-034</text:p></table:table-cell><table:table-cell table:style-name="Table6.B42" office:value-type="string"><text:p text:style-name="P40">Technical documentation</text:p></table:table-cell><table:table-cell table:style-name="Table6.C42" office:value-type="string"><text:p text:style-name="P40">Andrea Bottoli</text:p></table:table-cell><table:table-cell table:style-name="Table6.D42" office:value-type="string"><text:p text:style-name="P40">51</text:p></table:table-cell><table:table-cell table:style-name="Table6.E42" office:value-type="string"><text:p text:style-name="P40">51</text:p></table:table-cell><table:table-cell table:style-name="Table6.F42" office:value-type="string"><text:p text:style-name="P40">0</text:p></table:table-cell><table:table-cell table:style-name="Table6.G42" office:value-type="string"><text:p text:style-name="P40">51</text:p></table:table-cell><table:table-cell table:style-name="Table6.H42" office:value-type="string"><text:p text:style-name="P9"/></table:table-cell><table:table-cell table:style-name="Table6.I42" office:value-type="string"><text:p text:style-name="P9"/></table:table-cell></table:table-row><table:table-row table:style-name="Table6.4"><table:table-cell table:style-name="Table6.A42" office:value-type="string"><text:p text:style-name="P78">M-035</text:p></table:table-cell><table:table-cell table:style-name="Table6.B42" office:value-type="string"><text:p text:style-name="P40">Acceptance Test Plan</text:p></table:table-cell><table:table-cell table:style-name="Table6.C42" office:value-type="string"><text:p text:style-name="P40">Miraldi Fifo</text:p></table:table-cell><table:table-cell table:style-name="Table6.D42" office:value-type="string"><text:p text:style-name="P40">51</text:p></table:table-cell><table:table-cell table:style-name="Table6.E42" office:value-type="string"><text:p text:style-name="P40">52</text:p></table:table-cell><table:table-cell table:style-name="Table6.F42" office:value-type="string"><text:p text:style-name="P47">0</text:p></table:table-cell><table:table-cell table:style-name="Table6.G42" office:value-type="string"><text:p text:style-name="P40">5<text:span text:style-name="T21">2</text:span></text:p></table:table-cell><table:table-cell table:style-name="Table6.H42" office:value-type="string"><text:p text:style-name="P9"/></table:table-cell><table:table-cell table:style-name="Table6.I42" office:value-type="string"><text:p text:style-name="P9"/></table:table-cell></table:table-row><table:table-row table:style-name="Table6.4"><table:table-cell table:style-name="Table6.A42" office:value-type="string"><text:p text:style-name="P78">M-036</text:p></table:table-cell><table:table-cell table:style-name="Table6.B42" office:value-type="string"><text:p text:style-name="P40">Test Report</text:p></table:table-cell><table:table-cell table:style-name="Table6.C42" office:value-type="string"><text:p text:style-name="P40">Miraldi Fifo</text:p></table:table-cell><table:table-cell table:style-name="Table6.D42" office:value-type="string"><text:p text:style-name="P40">01</text:p></table:table-cell><table:table-cell table:style-name="Table6.E42" office:value-type="string"><text:p text:style-name="P40">02</text:p></table:table-cell><table:table-cell table:style-name="Table6.F42" office:value-type="string"><text:p text:style-name="P40">1</text:p></table:table-cell><table:table-cell table:style-name="Table6.G42" office:value-type="string"><text:p text:style-name="P40">5<text:span text:style-name="T21">2</text:span></text:p></table:table-cell><table:table-cell table:style-name="Table6.H42" office:value-type="string"><text:p text:style-name="P9"/></table:table-cell><table:table-cell table:style-name="Table6.I42" office:value-type="string"><text:p text:style-name="P9"/></table:table-cell></table:table-row><table:table-row table:style-name="Table6.4"><table:table-cell table:style-name="Table6.A42" office:value-type="string"><text:p text:style-name="P78">M-037</text:p></table:table-cell><table:table-cell table:style-name="Table6.B42" office:value-type="string"><text:p text:style-name="P40">Final Presentation</text:p></table:table-cell><table:table-cell table:style-name="Table6.C42" office:value-type="string"><text:p text:style-name="P40">All</text:p></table:table-cell><table:table-cell table:style-name="Table6.D42" office:value-type="string"><text:p text:style-name="P40">02</text:p></table:table-cell><table:table-cell table:style-name="Table6.E42" office:value-type="string"><text:p text:style-name="P40">02</text:p></table:table-cell><table:table-cell table:style-name="Table6.F42" office:value-type="string"><text:p text:style-name="P40">0</text:p></table:table-cell><table:table-cell table:style-name="Table6.G42" office:value-type="string"><text:p text:style-name="P87"><text:span text:style-name="T30">01</text:span></text:p></table:table-cell><table:table-cell table:style-name="Table6.H42" office:value-type="string"><text:p text:style-name="P9"/></table:table-cell><table:table-cell table:style-name="Table6.I42" office:value-type="string"><text:p text:style-name="P9"/></table:table-cell></table:table-row><table:table-row table:style-name="Table6.4"><table:table-cell table:style-name="Table6.A42" office:value-type="string"><text:p text:style-name="P78">M-038</text:p></table:table-cell><table:table-cell table:style-name="Table6.B42" office:value-type="string"><text:p text:style-name="P40">Final Documentation</text:p></table:table-cell><table:table-cell table:style-name="Table6.C42" office:value-type="string"><text:p text:style-name="P40">All</text:p></table:table-cell><table:table-cell table:style-name="Table6.D42" office:value-type="string"><text:p text:style-name="P40">02</text:p></table:table-cell><table:table-cell table:style-name="Table6.E42" office:value-type="string"><text:p text:style-name="P40">03</text:p></table:table-cell><table:table-cell table:style-name="Table6.F42" office:value-type="string"><text:p text:style-name="P42">1</text:p></table:table-cell><table:table-cell table:style-name="Table6.G42" office:value-type="string"><text:p text:style-name="P87"><text:span text:style-name="T30">01</text:span></text:p></table:table-cell><table:table-cell table:style-name="Table6.H42" office:value-type="string"><text:p text:style-name="P9"/></table:table-cell><table:table-cell table:style-name="Table6.I42" office:value-type="string"><text:p text:style-name="P9"/></table:table-cell></table:table-row><table:table-row table:style-name="Table6.4"><table:table-cell table:style-name="Table6.A42" office:value-type="string"><text:p text:style-name="P78">M-039</text:p></table:table-cell><table:table-cell table:style-name="Table6.B42" office:value-type="string"><text:p text:style-name="P40">Final Product</text:p></table:table-cell><table:table-cell table:style-name="Table6.C42" office:value-type="string"><text:p text:style-name="P40">All</text:p></table:table-cell><table:table-cell table:style-name="Table6.D42" office:value-type="string"><text:p text:style-name="P40">02</text:p></table:table-cell><table:table-cell table:style-name="Table6.E42" office:value-type="string"><text:p text:style-name="P40">03</text:p></table:table-cell><table:table-cell table:style-name="Table6.F42" office:value-type="string"><text:p text:style-name="P42">1</text:p></table:table-cell><table:table-cell table:style-name="Table6.G42" office:value-type="string"><text:p text:style-name="P87"><text:span text:style-name="T30">01</text:span></text:p></table:table-cell><table:table-cell table:style-name="Table6.H42" office:value-type="string"><text:p text:style-name="P9"/></table:table-cell><table:table-cell table:style-name="Table6.I42" office:value-type="string"><text:p text:style-name="P9"/></table:table-cell></table:table-row><table:table-row table:style-name="Table6.4"><table:table-cell table:style-name="Table6.A43" office:value-type="string"><text:p text:style-name="P78">M-040</text:p></table:table-cell><table:table-cell table:style-name="Table6.B43" office:value-type="string"><text:p text:style-name="P40">Final Questionnaire</text:p></table:table-cell><table:table-cell table:style-name="Table6.C43" office:value-type="string"><text:p text:style-name="P40">All</text:p></table:table-cell><table:table-cell table:style-name="Table6.D43" office:value-type="string"><text:p text:style-name="P40">02</text:p></table:table-cell><table:table-cell table:style-name="Table6.E43" office:value-type="string"><text:p text:style-name="P40">03</text:p></table:table-cell><table:table-cell table:style-name="Table6.F43" office:value-type="string"><text:p text:style-name="P42">1</text:p></table:table-cell><table:table-cell table:style-name="Table6.G43" office:value-type="string"><text:p text:style-name="P87"><text:span text:style-name="T30">01</text:span></text:p></table:table-cell><table:table-cell table:style-name="Table6.H43" office:value-type="string"><text:p text:style-name="P9"/></table:table-cell><table:table-cell table:style-name="Table6.I43" office:value-type="string"><text:p text:style-name="P9"/></table:table-cell></table:table-row></table:table></draw:text-box></draw:frame></text:p>
      <text:p text:style-name="P8"><text:span text:style-name="T31">Working Hours</text:span></text:p>
      <text:p text:style-name="P8"/>
      <table:table table:name="Table7" table:style-name="Table7">
        <table:table-column table:style-name="Table7.A"/>
        <table:table-column table:style-name="Table7.B" table:number-columns-repeated="12"/>
        <table:table-column table:style-name="Table7.N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3">42</text:span></text:p>
          </table:table-cell>
          <table:table-cell table:style-name="Table7.B1" office:value-type="string">
            <text:p text:style-name="P7">W<text:span text:style-name="T3">43</text:span></text:p>
          </table:table-cell>
          <table:table-cell table:style-name="Table7.B1" office:value-type="string">
            <text:p text:style-name="P132">W<text:span text:style-name="T3">4</text:span><text:span text:style-name="T4">4</text:span></text:p>
          </table:table-cell>
          <table:table-cell table:style-name="Table7.B1" office:value-type="string">
            <text:p text:style-name="P134">W45</text:p>
          </table:table-cell>
          <table:table-cell table:style-name="Table7.B1" office:value-type="string">
            <text:p text:style-name="P133">W46</text:p>
          </table:table-cell>
          <table:table-cell table:style-name="Table7.B1" office:value-type="string">
            <text:p text:style-name="P135">W47</text:p>
          </table:table-cell>
          <table:table-cell table:style-name="Table7.B1" office:value-type="string">
            <text:p text:style-name="P136">W48</text:p>
          </table:table-cell>
          <table:table-cell table:style-name="Table7.B1" office:value-type="string">
            <text:p text:style-name="P137">W49</text:p>
          </table:table-cell>
          <table:table-cell table:style-name="Table7.B1" office:value-type="string">
            <text:p text:style-name="P138">W50</text:p>
          </table:table-cell>
          <table:table-cell table:style-name="Table7.B1" office:value-type="string">
            <text:p text:style-name="P139">W51</text:p>
          </table:table-cell>
          <table:table-cell table:style-name="Table7.B1" office:value-type="string">
            <text:p text:style-name="P140">W52</text:p>
          </table:table-cell>
          <table:table-cell table:style-name="Table7.B1" office:value-type="string">
            <text:p text:style-name="P140"><text:span text:style-name="T30">W01</text:span></text:p>
          </table:table-cell>
          <table:table-cell table:style-name="Table7.N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103">Andrea Bottoli</text:p>
          </table:table-cell>
          <table:table-cell table:style-name="Table7.B2" office:value-type="string">
            <text:p text:style-name="P104">11</text:p>
          </table:table-cell>
          <table:table-cell table:style-name="Table7.C2" office:value-type="string">
            <text:p text:style-name="P104">40</text:p>
          </table:table-cell>
          <table:table-cell table:style-name="Table7.D2" office:value-type="string">
            <text:p text:style-name="P109">50</text:p>
          </table:table-cell>
          <table:table-cell table:style-name="Table7.E2" office:value-type="string">
            <text:p text:style-name="P110">45</text:p>
          </table:table-cell>
          <table:table-cell table:style-name="Table7.F2" office:value-type="string">
            <text:p text:style-name="P108">47</text:p>
          </table:table-cell>
          <table:table-cell table:style-name="Table7.G2" office:value-type="string">
            <text:p text:style-name="P111">68</text:p>
          </table:table-cell>
          <table:table-cell table:style-name="Table7.H2" office:value-type="string">
            <text:p text:style-name="P112">40</text:p>
          </table:table-cell>
          <table:table-cell table:style-name="Table7.I2" office:value-type="string">
            <text:p text:style-name="P113">41</text:p>
          </table:table-cell>
          <table:table-cell table:style-name="Table7.J2" office:value-type="string">
            <text:p text:style-name="P114">14</text:p>
          </table:table-cell>
          <table:table-cell table:style-name="Table7.K2" office:value-type="string">
            <text:p text:style-name="P115">53</text:p>
          </table:table-cell>
          <table:table-cell table:style-name="Table7.L2" office:value-type="string">
            <text:p text:style-name="P58">7</text:p>
          </table:table-cell>
          <table:table-cell table:style-name="Table7.M2" office:value-type="string">
            <text:p text:style-name="P116"><text:span text:style-name="T32">8</text:span></text:p>
          </table:table-cell>
          <table:table-cell table:style-name="Table7.N2" office:value-type="string">
            <text:p text:style-name="P56">4<text:span text:style-name="T32">24</text:span></text:p>
          </table:table-cell>
        </table:table-row>
        <table:table-row table:style-name="Table7.2">
          <table:table-cell table:style-name="Table7.A9" office:value-type="string">
            <text:p text:style-name="P103">Lorenzo Pagliari</text:p>
          </table:table-cell>
          <table:table-cell table:style-name="Table7.B3" office:value-type="string">
            <text:p text:style-name="P104">10</text:p>
          </table:table-cell>
          <table:table-cell table:style-name="Table7.C3" office:value-type="string">
            <text:p text:style-name="P104">37</text:p>
          </table:table-cell>
          <table:table-cell table:style-name="Table7.D3" office:value-type="string">
            <text:p text:style-name="P109">53</text:p>
          </table:table-cell>
          <table:table-cell table:style-name="Table7.E3" office:value-type="string">
            <text:p text:style-name="P110">51</text:p>
          </table:table-cell>
          <table:table-cell table:style-name="Table7.F3" office:value-type="string">
            <text:p text:style-name="P108">46</text:p>
          </table:table-cell>
          <table:table-cell table:style-name="Table7.G3" office:value-type="string">
            <text:p text:style-name="P111">57</text:p>
          </table:table-cell>
          <table:table-cell table:style-name="Table7.H3" office:value-type="string">
            <text:p text:style-name="P112">37</text:p>
          </table:table-cell>
          <table:table-cell table:style-name="Table7.I3" office:value-type="string">
            <text:p text:style-name="P113">51</text:p>
          </table:table-cell>
          <table:table-cell table:style-name="Table7.J3" office:value-type="string">
            <text:p text:style-name="P117">43</text:p>
          </table:table-cell>
          <table:table-cell table:style-name="Table7.K3" office:value-type="string">
            <text:p text:style-name="P115">54</text:p>
          </table:table-cell>
          <table:table-cell table:style-name="Table7.L3" office:value-type="string">
            <text:p text:style-name="P58">10</text:p>
          </table:table-cell>
          <table:table-cell table:style-name="Table7.M3" office:value-type="string">
            <text:p text:style-name="P116"><text:span text:style-name="T32">26</text:span></text:p>
          </table:table-cell>
          <table:table-cell table:style-name="Table7.N2" office:value-type="string">
            <text:p text:style-name="P56">4<text:span text:style-name="T32">75</text:span></text:p>
          </table:table-cell>
        </table:table-row>
        <table:table-row table:style-name="Table7.2">
          <table:table-cell table:style-name="Table7.A9" office:value-type="string">
            <text:p text:style-name="P103">Dzana Kujan</text:p>
          </table:table-cell>
          <table:table-cell table:style-name="Table7.B4" office:value-type="string">
            <text:p text:style-name="P104">9</text:p>
          </table:table-cell>
          <table:table-cell table:style-name="Table7.C4" office:value-type="string">
            <text:p text:style-name="P104">36</text:p>
          </table:table-cell>
          <table:table-cell table:style-name="Table7.D4" office:value-type="string">
            <text:p text:style-name="P109">43</text:p>
          </table:table-cell>
          <table:table-cell table:style-name="Table7.E4" office:value-type="string">
            <text:p text:style-name="P110">36</text:p>
          </table:table-cell>
          <table:table-cell table:style-name="Table7.F4" office:value-type="string">
            <text:p text:style-name="P108">27</text:p>
          </table:table-cell>
          <table:table-cell table:style-name="Table7.G4" office:value-type="string">
            <text:p text:style-name="P111">36</text:p>
          </table:table-cell>
          <table:table-cell table:style-name="Table7.H4" office:value-type="string">
            <text:p text:style-name="P112">27</text:p>
          </table:table-cell>
          <table:table-cell table:style-name="Table7.I4" office:value-type="string">
            <text:p text:style-name="P113">4<text:span text:style-name="T13">9</text:span></text:p>
          </table:table-cell>
          <table:table-cell table:style-name="Table7.J4" office:value-type="string">
            <text:p text:style-name="P114">24</text:p>
          </table:table-cell>
          <table:table-cell table:style-name="Table7.K4" office:value-type="string">
            <text:p text:style-name="P57">17</text:p>
          </table:table-cell>
          <table:table-cell table:style-name="Table7.L4" office:value-type="string">
            <text:p text:style-name="P83">2</text:p>
          </table:table-cell>
          <table:table-cell table:style-name="Table7.M4" office:value-type="string">
            <text:p text:style-name="P147"><text:span text:style-name="T32">2</text:span></text:p>
          </table:table-cell>
          <table:table-cell table:style-name="Table7.N2" office:value-type="string">
            <text:p text:style-name="P56">30<text:span text:style-name="T29">6</text:span></text:p>
          </table:table-cell>
        </table:table-row>
        <table:table-row table:style-name="Table7.2">
          <table:table-cell table:style-name="Table7.A9" office:value-type="string">
            <text:p text:style-name="P103">Marko Brcic</text:p>
          </table:table-cell>
          <table:table-cell table:style-name="Table7.B5" office:value-type="string">
            <text:p text:style-name="P104">11</text:p>
          </table:table-cell>
          <table:table-cell table:style-name="Table7.C5" office:value-type="string">
            <text:p text:style-name="P104">40</text:p>
          </table:table-cell>
          <table:table-cell table:style-name="Table7.D5" office:value-type="string">
            <text:p text:style-name="P109">54</text:p>
          </table:table-cell>
          <table:table-cell table:style-name="Table7.E5" office:value-type="string">
            <text:p text:style-name="P110">60</text:p>
          </table:table-cell>
          <table:table-cell table:style-name="Table7.F5" office:value-type="string">
            <text:p text:style-name="P108">28</text:p>
          </table:table-cell>
          <table:table-cell table:style-name="Table7.G5" office:value-type="string">
            <text:p text:style-name="P111">36</text:p>
          </table:table-cell>
          <table:table-cell table:style-name="Table7.H5" office:value-type="string">
            <text:p text:style-name="P112">26</text:p>
          </table:table-cell>
          <table:table-cell table:style-name="Table7.I5" office:value-type="string">
            <text:p text:style-name="P113">15</text:p>
          </table:table-cell>
          <table:table-cell table:style-name="Table7.J5" office:value-type="string">
            <text:p text:style-name="P117">15</text:p>
          </table:table-cell>
          <table:table-cell table:style-name="Table7.K5" office:value-type="string">
            <text:p text:style-name="P115">15</text:p>
          </table:table-cell>
          <table:table-cell table:style-name="Table7.L5" office:value-type="string">
            <text:p text:style-name="P58">11</text:p>
          </table:table-cell>
          <table:table-cell table:style-name="Table7.M5" office:value-type="string">
            <text:p text:style-name="P147"><text:span text:style-name="T32">2</text:span></text:p>
          </table:table-cell>
          <table:table-cell table:style-name="Table7.N2" office:value-type="string">
            <text:p text:style-name="P56">3<text:span text:style-name="T27">11</text:span></text:p>
          </table:table-cell>
        </table:table-row>
        <table:table-row table:style-name="Table7.2">
          <table:table-cell table:style-name="Table7.A9" office:value-type="string">
            <text:p text:style-name="P103">Jorn Tillmanns</text:p>
          </table:table-cell>
          <table:table-cell table:style-name="Table7.B6" office:value-type="string">
            <text:p text:style-name="P104">9</text:p>
          </table:table-cell>
          <table:table-cell table:style-name="Table7.C6" office:value-type="string">
            <text:p text:style-name="P104">37</text:p>
          </table:table-cell>
          <table:table-cell table:style-name="Table7.D6" office:value-type="string">
            <text:p text:style-name="P109">51</text:p>
          </table:table-cell>
          <table:table-cell table:style-name="Table7.E6" office:value-type="string">
            <text:p text:style-name="P110">43</text:p>
          </table:table-cell>
          <table:table-cell table:style-name="Table7.F6" office:value-type="string">
            <text:p text:style-name="P108">20</text:p>
          </table:table-cell>
          <table:table-cell table:style-name="Table7.G6" office:value-type="string">
            <text:p text:style-name="P111">13</text:p>
          </table:table-cell>
          <table:table-cell table:style-name="Table7.H6" office:value-type="string">
            <text:p text:style-name="P112">39</text:p>
          </table:table-cell>
          <table:table-cell table:style-name="Table7.I6" office:value-type="string">
            <text:p text:style-name="P119">16</text:p>
          </table:table-cell>
          <table:table-cell table:style-name="Table7.J6" office:value-type="string">
            <text:p text:style-name="P120">15</text:p>
          </table:table-cell>
          <table:table-cell table:style-name="Table7.K6" office:value-type="string">
            <text:p text:style-name="P121">22</text:p>
          </table:table-cell>
          <table:table-cell table:style-name="Table7.L6" office:value-type="string">
            <text:p text:style-name="P145">18</text:p>
          </table:table-cell>
          <table:table-cell table:style-name="Table7.M6" office:value-type="string">
            <text:p text:style-name="P146"><text:span text:style-name="T32">12</text:span></text:p>
          </table:table-cell>
          <table:table-cell table:style-name="Table7.N2" office:value-type="string">
            <text:p text:style-name="P56">2<text:span text:style-name="T32">95</text:span></text:p>
          </table:table-cell>
        </table:table-row>
        <table:table-row table:style-name="Table7.2">
          <table:table-cell table:style-name="Table7.A9" office:value-type="string">
            <text:p text:style-name="P103">Nikola Radisavljevic</text:p>
          </table:table-cell>
          <table:table-cell table:style-name="Table7.B7" office:value-type="string">
            <text:p text:style-name="P104">9</text:p>
          </table:table-cell>
          <table:table-cell table:style-name="Table7.C7" office:value-type="string">
            <text:p text:style-name="P104">37</text:p>
          </table:table-cell>
          <table:table-cell table:style-name="Table7.D7" office:value-type="string">
            <text:p text:style-name="P109">45</text:p>
          </table:table-cell>
          <table:table-cell table:style-name="Table7.E7" office:value-type="string">
            <text:p text:style-name="P110">36</text:p>
          </table:table-cell>
          <table:table-cell table:style-name="Table7.F7" office:value-type="string">
            <text:p text:style-name="P108">26</text:p>
          </table:table-cell>
          <table:table-cell table:style-name="Table7.G7" office:value-type="string">
            <text:p text:style-name="P111">35</text:p>
          </table:table-cell>
          <table:table-cell table:style-name="Table7.H7" office:value-type="string">
            <text:p text:style-name="P112">26</text:p>
          </table:table-cell>
          <table:table-cell table:style-name="Table7.I7" office:value-type="string">
            <text:p text:style-name="P122">46</text:p>
          </table:table-cell>
          <table:table-cell table:style-name="Table7.J7" office:value-type="string">
            <text:p text:style-name="P123"><text:span text:style-name="T17">2</text:span><text:span text:style-name="T18">5</text:span></text:p>
          </table:table-cell>
          <table:table-cell table:style-name="Table7.K7" office:value-type="string">
            <text:p text:style-name="P57">17</text:p>
          </table:table-cell>
          <table:table-cell table:style-name="Table7.L7" office:value-type="string">
            <text:p text:style-name="P82">12</text:p>
          </table:table-cell>
          <table:table-cell table:style-name="Table7.M7" office:value-type="string">
            <text:p text:style-name="P148"><text:span text:style-name="T32">2</text:span></text:p>
          </table:table-cell>
          <table:table-cell table:style-name="Table7.N2" office:value-type="string">
            <text:p text:style-name="P56">3<text:span text:style-name="T28">14</text:span></text:p>
          </table:table-cell>
        </table:table-row>
        <table:table-row table:style-name="Table7.2">
          <table:table-cell table:style-name="Table7.A9" office:value-type="string">
            <text:p text:style-name="P103">Miraldi Fifo</text:p>
          </table:table-cell>
          <table:table-cell table:style-name="Table7.B8" office:value-type="string">
            <text:p text:style-name="P104">9</text:p>
          </table:table-cell>
          <table:table-cell table:style-name="Table7.C8" office:value-type="string">
            <text:p text:style-name="P104">38</text:p>
          </table:table-cell>
          <table:table-cell table:style-name="Table7.D8" office:value-type="string">
            <text:p text:style-name="P109">45</text:p>
          </table:table-cell>
          <table:table-cell table:style-name="Table7.E8" office:value-type="string">
            <text:p text:style-name="P110">35</text:p>
          </table:table-cell>
          <table:table-cell table:style-name="Table7.F8" office:value-type="string">
            <text:p text:style-name="P108">16</text:p>
          </table:table-cell>
          <table:table-cell table:style-name="Table7.G8" office:value-type="string">
            <text:p text:style-name="P111">28</text:p>
          </table:table-cell>
          <table:table-cell table:style-name="Table7.H8" office:value-type="string">
            <text:p text:style-name="P112">14</text:p>
          </table:table-cell>
          <table:table-cell table:style-name="Table7.I8" office:value-type="string">
            <text:p text:style-name="P113">18</text:p>
          </table:table-cell>
          <table:table-cell table:style-name="Table7.J8" office:value-type="string">
            <text:p text:style-name="P117">18</text:p>
          </table:table-cell>
          <table:table-cell table:style-name="Table7.K8" office:value-type="string">
            <text:p text:style-name="P57">13</text:p>
          </table:table-cell>
          <table:table-cell table:style-name="Table7.L8" office:value-type="string">
            <text:p text:style-name="P145">12</text:p>
          </table:table-cell>
          <table:table-cell table:style-name="Table7.M8" office:value-type="string">
            <text:p text:style-name="P149"><text:span text:style-name="T32">2</text:span></text:p>
          </table:table-cell>
          <table:table-cell table:style-name="Table7.N2" office:value-type="string">
            <text:p text:style-name="P56">2<text:span text:style-name="T29">46</text:span></text:p>
          </table:table-cell>
        </table:table-row>
        <table:table-row table:style-name="Table7.2">
          <table:table-cell table:style-name="Table7.A9" office:value-type="string">
            <text:p text:style-name="P105">Ghazal<text:span text:style-name="T5">eh</text:span> Shojaee</text:p>
          </table:table-cell>
          <table:table-cell table:style-name="Table7.B9" office:value-type="string">
            <text:p text:style-name="P106">-</text:p>
          </table:table-cell>
          <table:table-cell table:style-name="Table7.C9" office:value-type="string">
            <text:p text:style-name="P106">-</text:p>
          </table:table-cell>
          <table:table-cell table:style-name="Table7.D9" office:value-type="string">
            <text:p text:style-name="P109">53</text:p>
          </table:table-cell>
          <table:table-cell table:style-name="Table7.E9" office:value-type="string">
            <text:p text:style-name="P110">13</text:p>
          </table:table-cell>
          <table:table-cell table:style-name="Table7.F9" office:value-type="string">
            <text:p text:style-name="P107">32</text:p>
          </table:table-cell>
          <table:table-cell table:style-name="Table7.G9" office:value-type="string">
            <text:p text:style-name="P107">26</text:p>
          </table:table-cell>
          <table:table-cell table:style-name="Table7.H9" office:value-type="string">
            <text:p text:style-name="P124">-</text:p>
          </table:table-cell>
          <table:table-cell table:style-name="Table7.I9" office:value-type="string">
            <text:p text:style-name="P125">-</text:p>
          </table:table-cell>
          <table:table-cell table:style-name="Table7.J9" office:value-type="string">
            <text:p text:style-name="P114">-</text:p>
          </table:table-cell>
          <table:table-cell table:style-name="Table7.K9" office:value-type="string">
            <text:p text:style-name="P126">-</text:p>
          </table:table-cell>
          <table:table-cell table:style-name="Table7.L9" office:value-type="string">
            <text:p text:style-name="P58">-</text:p>
          </table:table-cell>
          <table:table-cell table:style-name="Table7.M9" office:value-type="string">
            <text:p text:style-name="P116"><text:span text:style-name="T32">-</text:span></text:p>
          </table:table-cell>
          <table:table-cell table:style-name="Table7.N2" office:value-type="string">
            <text:p text:style-name="P55">124</text:p>
          </table:table-cell>
        </table:table-row>
        <table:table-row table:style-name="Table7.2">
          <table:table-cell table:style-name="Table7.A10" office:value-type="string">
            <text:p text:style-name="P131">Total</text:p>
          </table:table-cell>
          <table:table-cell table:style-name="Table7.B10" office:value-type="string">
            <text:p text:style-name="P104">68</text:p>
          </table:table-cell>
          <table:table-cell table:style-name="Table7.B10" office:value-type="string">
            <text:p text:style-name="P127">2<text:span text:style-name="T3">65</text:span></text:p>
          </table:table-cell>
          <table:table-cell table:style-name="Table7.B10" office:value-type="string">
            <text:p text:style-name="P109">394</text:p>
          </table:table-cell>
          <table:table-cell table:style-name="Table7.B10" office:value-type="string">
            <text:p text:style-name="P110">319</text:p>
          </table:table-cell>
          <table:table-cell table:style-name="Table7.B10" office:value-type="string">
            <text:p text:style-name="P107">242</text:p>
          </table:table-cell>
          <table:table-cell table:style-name="Table7.B10" office:value-type="string">
            <text:p text:style-name="P107">299</text:p>
          </table:table-cell>
          <table:table-cell table:style-name="Table7.B10" office:value-type="string">
            <text:p text:style-name="P128">209</text:p>
          </table:table-cell>
          <table:table-cell table:style-name="Table7.B10" office:value-type="string">
            <text:p text:style-name="P119">236</text:p>
          </table:table-cell>
          <table:table-cell table:style-name="Table7.B10" office:value-type="string">
            <text:p text:style-name="P129">154</text:p>
          </table:table-cell>
          <table:table-cell table:style-name="Table7.B10" office:value-type="string">
            <text:p text:style-name="P57">191</text:p>
          </table:table-cell>
          <table:table-cell table:style-name="Table7.B10" office:value-type="string">
            <text:p text:style-name="P102">72</text:p>
          </table:table-cell>
          <table:table-cell table:style-name="Table7.B10" office:value-type="string">
            <text:p text:style-name="P102"/>
          </table:table-cell>
          <table:table-cell table:style-name="Table7.N10" office:value-type="string">
            <text:p text:style-name="P57">2<text:span text:style-name="T29">449</text:span>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06T18:02:10.21</dc:date>
    <meta:print-date>1998-10-09T11:53:00</meta:print-date>
    <meta:editing-cycles>71</meta:editing-cycles>
    <meta:editing-duration>PT8H43M8S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618" meta:word-count="1240" meta:character-count="6185" meta:non-whitespace-character-count="5565"/>
  </office:meta>
</office:document-meta>
</file>